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cm" fo:margin-right="0cm" fo:text-align="start" style:justify-single-word="false" fo:text-indent="1.27cm" style:auto-text-indent="false"/>
    </style:style>
    <style:style style:name="P4" style:family="paragraph" style:parent-style-name="Standard">
      <style:paragraph-properties fo:margin-left="0cm" fo:margin-right="0cm" fo:text-align="start" style:justify-single-word="false" fo:text-indent="1.27cm" style:auto-text-indent="false"/>
      <style:text-properties officeooo:paragraph-rsid="0013d37d"/>
    </style:style>
    <style:style style:name="P5" style:family="paragraph" style:parent-style-name="Standard">
      <style:paragraph-properties fo:margin-left="0cm" fo:margin-right="0cm" fo:text-align="start" style:justify-single-word="false" fo:text-indent="1.27cm" style:auto-text-indent="false"/>
      <style:text-properties officeooo:paragraph-rsid="00266352"/>
    </style:style>
    <style:style style:name="P6" style:family="paragraph" style:parent-style-name="Standard">
      <style:paragraph-properties fo:margin-left="0cm" fo:margin-right="0cm" fo:text-align="start" style:justify-single-word="false" fo:text-indent="1.27cm" style:auto-text-indent="false"/>
      <style:text-properties officeooo:paragraph-rsid="0026b011"/>
    </style:style>
    <style:style style:name="P7" style:family="paragraph" style:parent-style-name="Standard">
      <style:paragraph-properties fo:margin-left="0cm" fo:margin-right="0cm" fo:text-align="start" style:justify-single-word="false" fo:text-indent="1.27cm" style:auto-text-indent="false"/>
      <style:text-properties officeooo:paragraph-rsid="002c4f57"/>
    </style:style>
    <style:style style:name="P8" style:family="paragraph" style:parent-style-name="Standard">
      <style:paragraph-properties fo:margin-left="0cm" fo:margin-right="0cm" fo:text-align="start" style:justify-single-word="false" fo:text-indent="1.27cm" style:auto-text-indent="false"/>
      <style:text-properties officeooo:paragraph-rsid="002d40c5"/>
    </style:style>
    <style:style style:name="P9" style:family="paragraph" style:parent-style-name="Standard" style:master-page-name="">
      <style:paragraph-properties fo:margin-left="0cm" fo:margin-right="0cm" fo:text-align="start" style:justify-single-word="false" fo:text-indent="1.27cm" style:auto-text-indent="false" style:page-number="auto"/>
    </style:style>
    <style:style style:name="P10" style:family="paragraph" style:parent-style-name="Standard" style:master-page-name="">
      <style:paragraph-properties fo:margin-left="0cm" fo:margin-right="0cm" fo:text-align="start" style:justify-single-word="false" fo:text-indent="1.27cm" style:auto-text-indent="false" style:page-number="auto"/>
      <style:text-properties officeooo:paragraph-rsid="000a5745"/>
    </style:style>
    <style:style style:name="P11" style:family="paragraph" style:parent-style-name="Standard">
      <style:paragraph-properties fo:margin-left="0cm" fo:margin-right="0cm" fo:text-align="start" style:justify-single-word="false" fo:text-indent="0cm" style:auto-text-indent="false"/>
      <style:text-properties officeooo:rsid="00068cf8"/>
    </style:style>
    <style:style style:name="P12" style:family="paragraph" style:parent-style-name="Standard">
      <style:paragraph-properties fo:margin-left="0cm" fo:margin-right="0cm" fo:text-align="center" style:justify-single-word="false" fo:text-indent="0cm" style:auto-text-indent="false"/>
      <style:text-properties officeooo:rsid="001a8f36" officeooo:paragraph-rsid="001a8f36"/>
    </style:style>
    <style:style style:name="P13" style:family="paragraph" style:parent-style-name="Standard">
      <style:paragraph-properties fo:margin-left="0cm" fo:margin-right="0cm" fo:text-align="center" style:justify-single-word="false" fo:text-indent="0cm" style:auto-text-indent="false" fo:break-before="page"/>
      <style:text-properties fo:font-weight="bold" officeooo:rsid="001a8f36" officeooo:paragraph-rsid="001a8f36" style:font-weight-asian="bold" style:font-weight-complex="bold"/>
    </style:style>
    <style:style style:name="P14"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15" style:family="paragraph" style:parent-style-name="Standard" style:master-page-name="">
      <loext:graphic-properties draw:fill="none"/>
      <style:paragraph-properties fo:margin-left="0.9cm" fo:margin-right="0cm" fo:text-indent="-0.9cm" style:auto-text-indent="false" style:page-number="auto" fo:background-color="transparent"/>
      <style:text-properties style:font-name="Liberation Serif"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e19b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58d0" style:font-style-asian="normal" style:font-style-complex="normal"/>
    </style:style>
    <style:style style:name="T6" style:family="text">
      <style:text-properties fo:font-style="normal" officeooo:rsid="000a5745" style:font-style-asian="normal" style:font-style-complex="normal"/>
    </style:style>
    <style:style style:name="T7" style:family="text">
      <style:text-properties fo:font-style="normal" officeooo:rsid="000e19b4" style:font-style-asian="normal" style:font-style-complex="normal"/>
    </style:style>
    <style:style style:name="T8" style:family="text">
      <style:text-properties fo:font-style="normal" officeooo:rsid="0012d12d" style:font-style-asian="normal" style:font-style-complex="normal"/>
    </style:style>
    <style:style style:name="T9" style:family="text">
      <style:text-properties fo:font-style="normal" officeooo:rsid="001401ea" style:font-style-asian="normal" style:font-style-complex="normal"/>
    </style:style>
    <style:style style:name="T10" style:family="text">
      <style:text-properties fo:font-style="normal" officeooo:rsid="00164792" style:font-style-asian="normal" style:font-style-complex="normal"/>
    </style:style>
    <style:style style:name="T11" style:family="text">
      <style:text-properties fo:font-style="normal" officeooo:rsid="001e5bd4" style:font-style-asian="normal" style:font-style-complex="normal"/>
    </style:style>
    <style:style style:name="T12" style:family="text">
      <style:text-properties fo:font-style="normal" officeooo:rsid="00201e7d" style:font-style-asian="normal" style:font-style-complex="normal"/>
    </style:style>
    <style:style style:name="T13" style:family="text">
      <style:text-properties fo:font-style="normal" officeooo:rsid="00266352" style:font-style-asian="normal" style:font-style-complex="normal"/>
    </style:style>
    <style:style style:name="T14" style:family="text">
      <style:text-properties fo:font-style="normal" officeooo:rsid="0026b011" style:font-style-asian="normal" style:font-style-complex="normal"/>
    </style:style>
    <style:style style:name="T15" style:family="text">
      <style:text-properties fo:font-style="normal" officeooo:rsid="0027f7cc" style:font-style-asian="normal" style:font-style-complex="normal"/>
    </style:style>
    <style:style style:name="T16" style:family="text">
      <style:text-properties fo:font-style="normal" officeooo:rsid="0029bb4d" style:font-style-asian="normal" style:font-style-complex="normal"/>
    </style:style>
    <style:style style:name="T17" style:family="text">
      <style:text-properties fo:font-style="normal" officeooo:rsid="002c4f57" style:font-style-asian="normal" style:font-style-complex="normal"/>
    </style:style>
    <style:style style:name="T18" style:family="text">
      <style:text-properties fo:font-style="normal" officeooo:rsid="0013d37d" style:font-style-asian="normal" style:font-style-complex="normal"/>
    </style:style>
    <style:style style:name="T19" style:family="text">
      <style:text-properties fo:font-style="normal" officeooo:rsid="002cc816" style:font-style-asian="normal" style:font-style-complex="normal"/>
    </style:style>
    <style:style style:name="T20" style:family="text">
      <style:text-properties fo:font-style="normal" officeooo:rsid="002d40c5" style:font-style-asian="normal" style:font-style-complex="normal"/>
    </style:style>
    <style:style style:name="T21" style:family="text">
      <style:text-properties fo:font-style="normal" officeooo:rsid="002ec976" style:font-style-asian="normal" style:font-style-complex="normal"/>
    </style:style>
    <style:style style:name="T22" style:family="text">
      <style:text-properties fo:font-style="normal" officeooo:rsid="002fc466" style:font-style-asian="normal" style:font-style-complex="normal"/>
    </style:style>
    <style:style style:name="T23" style:family="text">
      <style:text-properties fo:font-style="normal" officeooo:rsid="003465ef" style:font-style-asian="normal" style:font-style-complex="normal"/>
    </style:style>
    <style:style style:name="T24" style:family="text">
      <style:text-properties fo:font-style="normal" officeooo:rsid="00349469" style:font-style-asian="normal" style:font-style-complex="normal"/>
    </style:style>
    <style:style style:name="T25" style:family="text">
      <style:text-properties fo:font-style="normal" officeooo:rsid="003a9286" style:font-style-asian="normal" style:font-style-complex="normal"/>
    </style:style>
    <style:style style:name="T26" style:family="text">
      <style:text-properties officeooo:rsid="000858d0"/>
    </style:style>
    <style:style style:name="T27" style:family="text">
      <style:text-properties officeooo:rsid="000a5745"/>
    </style:style>
    <style:style style:name="T28" style:family="text">
      <style:text-properties officeooo:rsid="001401ea"/>
    </style:style>
    <style:style style:name="T29" style:family="text">
      <style:text-properties officeooo:rsid="0016c52f"/>
    </style:style>
    <style:style style:name="T30" style:family="text">
      <style:text-properties style:text-position="0% 100%"/>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00e19b4" style:font-style-asian="normal" style:font-style-complex="normal"/>
    </style:style>
    <style:style style:name="T33" style:family="text">
      <style:text-properties style:text-position="0% 100%" fo:font-style="normal" officeooo:rsid="00164792" style:font-style-asian="normal" style:font-style-complex="normal"/>
    </style:style>
    <style:style style:name="T34" style:family="text">
      <style:text-properties style:text-position="0% 100%" officeooo:rsid="002a55bb"/>
    </style:style>
    <style:style style:name="T35" style:family="text">
      <style:text-properties officeooo:rsid="001d186a"/>
    </style:style>
    <style:style style:name="T36" style:family="text">
      <style:text-properties fo:language="en" fo:country="US"/>
    </style:style>
    <style:style style:name="T37" style:family="text">
      <style:text-properties fo:language="en" fo:country="US" officeooo:rsid="00333871"/>
    </style:style>
    <style:style style:name="T38" style:family="text">
      <style:text-properties officeooo:rsid="00201e7d"/>
    </style:style>
    <style:style style:name="T39" style:family="text">
      <style:text-properties officeooo:rsid="002570e3"/>
    </style:style>
    <style:style style:name="T40" style:family="text">
      <style:text-properties officeooo:rsid="00266352"/>
    </style:style>
    <style:style style:name="T41" style:family="text">
      <style:text-properties officeooo:rsid="0026b011"/>
    </style:style>
    <style:style style:name="T42" style:family="text">
      <style:text-properties officeooo:rsid="0029bb4d"/>
    </style:style>
    <style:style style:name="T43" style:family="text">
      <style:text-properties officeooo:rsid="002a55bb"/>
    </style:style>
    <style:style style:name="T44" style:family="text">
      <style:text-properties officeooo:rsid="002bb2af"/>
    </style:style>
    <style:style style:name="T45" style:family="text">
      <style:text-properties officeooo:rsid="002c4f57"/>
    </style:style>
    <style:style style:name="T46" style:family="text">
      <style:text-properties officeooo:rsid="00349469"/>
    </style:style>
    <style:style style:name="T47" style:family="text">
      <style:text-properties officeooo:rsid="003e020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6">The Effects of Music on Cognitive Functioning and the Implications for Patients with Dementia and Alzheimer’s </text:span><text:span text:style-name="T37">D</text:span><text:span text:style-name="T36">isease</text:span> </text:p>
      <text:p text:style-name="P1">Avital Sternin</text:p>
      <text:p text:style-name="P1"/>
      <text:p text:style-name="P9">With the increasing <text:span text:style-name="T26">incidence</text:span> of dementia and Alzheimer's disease in <text:span text:style-name="T26">our aging</text:span> population, there is a growing need for interventions that can enhance cognitive <text:span text:style-name="T26">functioning in</text:span> aging adults. The use of music and music therapies in patients with dementia has been gaining popularity as a cost-effective, <text:span text:style-name="T42">easy-to-implement</text:span> method to improve quality of life, <text:span text:style-name="T26">and r</text:span>ecently, researchers have <text:span text:style-name="T39">begun exploring music’s cognitive benefits.</text:span></text:p>
      <text:p text:style-name="P3"><text:span text:style-name="T39">Empirical evidence indicates that music is related to cognitive functioning. For example, t</text:span>here are <text:span text:style-name="T28">cognitive</text:span> functioning differences between musicians and non-musicians. <text:span text:style-name="T35">O</text:span>ne study showed that musicians are faster at updating their working memory than non-musicians <text:reference-mark-start text:name="ADDIN CSL_CITATION {&quot;mendeley&quot;: {&quot;plainTextFormattedCitation&quot;: &quot;(George &amp; Coch, 2011)&quot;, &quot;formattedCitation&quot;: &quot;(George &amp; Coch, 2011)&quot;, &quot;previouslyFormattedCitation&quot;: &quot;(George &amp; Coch, 2011)&quot;}, &quot;properties&quot;: {&quot;noteIndex&quot;: 0}, &quot;citationItems&quot;: [{&quot;uris&quot;: [&quot;http://www.mendeley.com/documents/?uuid=89e9931a-ffea-43b9-a41c-451036c40bd3&quot;], &quot;itemData&quot;: {&quot;ISBN&quot;: &quot;1873-3514 (Electronic)\\r0028-3932 (Linking)&quot;, &quot;PMID&quot;: &quot;21315092&quot;, &quot;issue&quot;: &quot;5&quot;, &quot;type&quot;: &quot;article-journal&quot;, &quot;author&quot;: [{&quot;family&quot;: &quot;George&quot;, &quot;suffix&quot;: &quot;&quot;, &quot;non-dropping-particle&quot;: &quot;&quot;, &quot;parse-names&quot;: false, &quot;dropping-particle&quot;: &quot;&quot;, &quot;given&quot;: &quot;Elyse M.&quot;}, {&quot;family&quot;: &quot;Coch&quot;, &quot;suffix&quot;: &quot;&quot;, &quot;non-dropping-particle&quot;: &quot;&quot;, &quot;parse-names&quot;: false, &quot;dropping-particle&quot;: &quot;&quot;, &quot;given&quot;: &quot;Donna&quot;}], &quot;issued&quot;: {&quot;date-parts&quot;: [[&quot;2011&quot;]]}, &quot;DOI&quot;: &quot;10.1016/j.neuropsychologia.2011.02.001&quot;, &quot;volume&quot;: &quot;49&quot;, &quot;title&quot;: &quot;Music training and working memory: An ERP study&quot;, &quot;page&quot;: &quot;1083-1094&quot;, &quot;id&quot;: &quot;ITEM-1&quot;, &quot;ISSN&quot;: &quot;00283932&quot;, &quot;container-title&quot;: &quot;Neuropsychologia&quot;, &quot;publisher&quot;: &quot;Elsevier Ltd&quot;, &quot;abstract&quot;: &quot;While previous research has suggested that music training is associated with improvements in various cognitive and linguistic skills, the mechanisms mediating or underlying these associations are mostly unknown. Here, we addressed the hypothesis that previous music training is related to improved working memory. Using event-related potentials (ERPs) and a standardized test of working memory, we investigated both neural and behavioral aspects of working memory in college-aged, non-professional musicians and non-musicians. Behaviorally, musicians outperformed non-musicians on standardized subtests of visual, phonological, and executive memory. ERPs were recorded in standard auditory and visual oddball paradigms (participants responded to infrequent deviant stimuli embedded in lists of standard stimuli). Electrophysiologically, musicians demonstrated faster updating of working memory (shorter latency P300s) in both the auditory and visual domains and musicians allocated more neural resources to auditory stimuli (larger amplitude P300), showing increased sensitivity to the auditory standard/deviant difference and less effortful updating of auditory working memory. These findings demonstrate that long-term music training is related to improvements in working memory, in both the auditory and visual domains and in terms of both behavioral and ERP measures. ?? 2011 Elsevier Ltd.&quot;}, &quot;id&quot;: &quot;ITEM-1&quot;}], &quot;schema&quot;: &quot;https://github.com/citation-style-language/schema/raw/master/csl-citation.json&quot;} RNDqptmsUFb2y"/><text:span text:style-name="T30">(George &amp; Coch, 2011)</text:span><text:reference-mark-end text:name="ADDIN CSL_CITATION {&quot;mendeley&quot;: {&quot;plainTextFormattedCitation&quot;: &quot;(George &amp; Coch, 2011)&quot;, &quot;formattedCitation&quot;: &quot;(George &amp; Coch, 2011)&quot;, &quot;previouslyFormattedCitation&quot;: &quot;(George &amp; Coch, 2011)&quot;}, &quot;properties&quot;: {&quot;noteIndex&quot;: 0}, &quot;citationItems&quot;: [{&quot;uris&quot;: [&quot;http://www.mendeley.com/documents/?uuid=89e9931a-ffea-43b9-a41c-451036c40bd3&quot;], &quot;itemData&quot;: {&quot;ISBN&quot;: &quot;1873-3514 (Electronic)\\r0028-3932 (Linking)&quot;, &quot;PMID&quot;: &quot;21315092&quot;, &quot;issue&quot;: &quot;5&quot;, &quot;type&quot;: &quot;article-journal&quot;, &quot;author&quot;: [{&quot;family&quot;: &quot;George&quot;, &quot;suffix&quot;: &quot;&quot;, &quot;non-dropping-particle&quot;: &quot;&quot;, &quot;parse-names&quot;: false, &quot;dropping-particle&quot;: &quot;&quot;, &quot;given&quot;: &quot;Elyse M.&quot;}, {&quot;family&quot;: &quot;Coch&quot;, &quot;suffix&quot;: &quot;&quot;, &quot;non-dropping-particle&quot;: &quot;&quot;, &quot;parse-names&quot;: false, &quot;dropping-particle&quot;: &quot;&quot;, &quot;given&quot;: &quot;Donna&quot;}], &quot;issued&quot;: {&quot;date-parts&quot;: [[&quot;2011&quot;]]}, &quot;DOI&quot;: &quot;10.1016/j.neuropsychologia.2011.02.001&quot;, &quot;volume&quot;: &quot;49&quot;, &quot;title&quot;: &quot;Music training and working memory: An ERP study&quot;, &quot;page&quot;: &quot;1083-1094&quot;, &quot;id&quot;: &quot;ITEM-1&quot;, &quot;ISSN&quot;: &quot;00283932&quot;, &quot;container-title&quot;: &quot;Neuropsychologia&quot;, &quot;publisher&quot;: &quot;Elsevier Ltd&quot;, &quot;abstract&quot;: &quot;While previous research has suggested that music training is associated with improvements in various cognitive and linguistic skills, the mechanisms mediating or underlying these associations are mostly unknown. Here, we addressed the hypothesis that previous music training is related to improved working memory. Using event-related potentials (ERPs) and a standardized test of working memory, we investigated both neural and behavioral aspects of working memory in college-aged, non-professional musicians and non-musicians. Behaviorally, musicians outperformed non-musicians on standardized subtests of visual, phonological, and executive memory. ERPs were recorded in standard auditory and visual oddball paradigms (participants responded to infrequent deviant stimuli embedded in lists of standard stimuli). Electrophysiologically, musicians demonstrated faster updating of working memory (shorter latency P300s) in both the auditory and visual domains and musicians allocated more neural resources to auditory stimuli (larger amplitude P300), showing increased sensitivity to the auditory standard/deviant difference and less effortful updating of auditory working memory. These findings demonstrate that long-term music training is related to improvements in working memory, in both the auditory and visual domains and in terms of both behavioral and ERP measures. ?? 2011 Elsevier Ltd.&quot;}, &quot;id&quot;: &quot;ITEM-1&quot;}], &quot;schema&quot;: &quot;https://github.com/citation-style-language/schema/raw/master/csl-citation.json&quot;} RNDqptmsUFb2y"/>⁠. These differences in cognitive functions are mirrored in anatomical <text:span text:style-name="T39">and functional </text:span>changes in the brain. <text:span text:style-name="T39">Musical training</text:span> changes gray matter <text:span text:style-name="T39">volume</text:span> in motor, auditory, and visuospatial areas; <text:span text:style-name="T38">the </text:span>white matter architecture; asymmetry of the planum temporale; and increase<text:span text:style-name="T38">s</text:span> the size of the corpus callosum <text:reference-mark-start text:name="ADDIN CSL_CITATION {&quot;mendeley&quot;: {&quot;plainTextFormattedCitation&quot;: &quot;(Gaser &amp; Schlaug, 2001; G Schlaug, 1995; Gottfried Schlaug, Jancke, Huang, &amp; Steinmetz, 1995; Schmithorst &amp; Wilke, 2002)&quot;, &quot;formattedCitation&quot;: &quot;(Gaser &amp; Schlaug, 2001; G Schlaug, 1995; Gottfried Schlaug, Jancke, Huang, &amp; Steinmetz, 1995; Schmithorst &amp; Wilke, 2002)&quot;, &quot;previouslyFormattedCitation&quot;: &quot;(Gaser &amp; Schlaug, 2001; G Schlaug, 1995; Gottfried Schlaug, Jancke, Huang, &amp; Steinmetz, 1995; Schmithorst &amp; Wilke, 2002)&quot;}, &quot;properties&quot;: {&quot;noteIndex&quot;: 0}, &quot;citationItems&quot;: [{&quot;uris&quot;: [&quot;http://www.mendeley.com/documents/?uuid=3df23bb6-cd26-4159-8b1b-703d3c7cacfe&quot;], &quot;itemData&quot;: {&quot;volume&quot;: &quot;33&quot;, &quot;DOI&quot;: &quot;10.1016/0028-3932(95)00045-5&quot;, &quot;title&quot;: &quot;Increased corpus callosum size in musicians&quot;, &quot;page&quot;: &quot;1047-1055&quot;, &quot;id&quot;: &quot;ITEM-1&quot;, &quot;issue&quot;: &quot;8&quot;, &quot;type&quot;: &quot;article-journal&quot;, &quot;container-title&quot;: &quot;Neuropsychologia&quot;, &quot;issued&quot;: {&quot;date-parts&quot;: [[&quot;1995&quot;, &quot;8&quot;]]}, &quot;ISSN&quot;: &quot;00283932&quot;, &quot;author&quot;: [{&quot;family&quot;: &quot;Schlaug&quot;, &quot;suffix&quot;: &quot;&quot;, &quot;non-dropping-particle&quot;: &quot;&quot;, &quot;parse-names&quot;: false, &quot;dropping-particle&quot;: &quot;&quot;, &quot;given&quot;: &quot;G&quot;}]}, &quot;id&quot;: &quot;ITEM-1&quot;}, {&quot;uris&quot;: [&quot;http://www.mendeley.com/documents/?uuid=299f1a7e-d9ab-4193-ab63-82bf9bcb9d71&quot;], &quot;itemData&quot;: {&quot;ISBN&quot;: &quot;0036-8075&quot;, &quot;title&quot;: &quot;In vivo evidence of structural brain asymmetry in musicians.&quot;, &quot;type&quot;: &quot;article-journal&quot;, &quot;issued&quot;: {&quot;date-parts&quot;: [[&quot;1995&quot;]]}, &quot;ISSN&quot;: &quot;0036-8075&quot;, &quot;DOI&quot;: &quot;10.1126/science.7839149&quot;, &quot;PMID&quot;: &quot;7839149&quot;, &quot;page&quot;: &quot;699-701&quot;, &quot;id&quot;: &quot;ITEM-2&quot;, &quot;container-title&quot;: &quot;Science&quot;, &quot;author&quot;: [{&quot;family&quot;: &quot;Schlaug&quot;, &quot;suffix&quot;: &quot;&quot;, &quot;non-dropping-particle&quot;: &quot;&quot;, &quot;parse-names&quot;: false, &quot;dropping-particle&quot;: &quot;&quot;, &quot;given&quot;: &quot;Gottfried&quot;}, {&quot;family&quot;: &quot;Jancke&quot;, &quot;suffix&quot;: &quot;&quot;, &quot;non-dropping-particle&quot;: &quot;&quot;, &quot;parse-names&quot;: false, &quot;dropping-particle&quot;: &quot;&quot;, &quot;given&quot;: &quot;Lutz&quot;}, {&quot;family&quot;: &quot;Huang&quot;, &quot;suffix&quot;: &quot;&quot;, &quot;non-dropping-particle&quot;: &quot;&quot;, &quot;parse-names&quot;: false, &quot;dropping-particle&quot;: &quot;&quot;, &quot;given&quot;: &quot;Yanxiong&quot;}, {&quot;family&quot;: &quot;Steinmetz&quot;, &quot;suffix&quot;: &quot;&quot;, &quot;non-dropping-particle&quot;: &quot;&quot;, &quot;parse-names&quot;: false, &quot;dropping-particle&quot;: &quot;&quot;, &quot;given&quot;: &quot;Helmutz&quot;}], &quot;volume&quot;: &quot;267&quot;}, &quot;id&quot;: &quot;ITEM-2&quot;}, {&quot;uris&quot;: [&quot;http://www.mendeley.com/documents/?uuid=36753618-9fcc-41c4-8b74-c30f07c29899&quot;], &quot;itemData&quot;: {&quot;volume&quot;: &quot;321&quot;, &quot;DOI&quot;: &quot;10.1016/S0304-3940(02)00054-X&quot;, &quot;title&quot;: &quot;Differences in white matter architecture between musicians and non-musicians: a diffusion tensor imaging study&quot;, &quot;page&quot;: &quot;57-60&quot;, &quot;id&quot;: &quot;ITEM-3&quot;, &quot;issue&quot;: &quot;1-2&quot;, &quot;type&quot;: &quot;article-journal&quot;, &quot;container-title&quot;: &quot;Neuroscience Letters&quot;, &quot;issued&quot;: {&quot;date-parts&quot;: [[&quot;2002&quot;, &quot;3&quot;]]}, &quot;ISSN&quot;: &quot;03043940&quot;, &quot;author&quot;: [{&quot;family&quot;: &quot;Schmithorst&quot;, &quot;suffix&quot;: &quot;&quot;, &quot;non-dropping-particle&quot;: &quot;&quot;, &quot;parse-names&quot;: false, &quot;dropping-particle&quot;: &quot;&quot;, &quot;given&quot;: &quot;Vincent J.&quot;}, {&quot;family&quot;: &quot;Wilke&quot;, &quot;suffix&quot;: &quot;&quot;, &quot;non-dropping-particle&quot;: &quot;&quot;, &quot;parse-names&quot;: false, &quot;dropping-particle&quot;: &quot;&quot;, &quot;given&quot;: &quot;Marko&quot;}]}, &quot;id&quot;: &quot;ITEM-3&quot;}, {&quot;uris&quot;: [&quot;http://www.mendeley.com/documents/?uuid=2b966456-d26d-4bfc-abcc-bfadafcebcaf&quot;], &quot;itemData&quot;: {&quot;volume&quot;: &quot;13&quot;, &quot;DOI&quot;: &quot;10.1016/S1053-8119(01)92488-7&quot;, &quot;title&quot;: &quot;Brain structures differ between musicians and non-musician&quot;, &quot;page&quot;: &quot;1168&quot;, &quot;id&quot;: &quot;ITEM-4&quot;, &quot;issue&quot;: &quot;6&quot;, &quot;type&quot;: &quot;article-journal&quot;, &quot;container-title&quot;: &quot;NeuroImage&quot;, &quot;issued&quot;: {&quot;date-parts&quot;: [[&quot;2001&quot;, &quot;6&quot;]]}, &quot;ISSN&quot;: &quot;10538119&quot;, &quot;author&quot;: [{&quot;family&quot;: &quot;Gaser&quot;, &quot;suffix&quot;: &quot;&quot;, &quot;non-dropping-particle&quot;: &quot;&quot;, &quot;parse-names&quot;: false, &quot;dropping-particle&quot;: &quot;&quot;, &quot;given&quot;: &quot;Christian&quot;}, {&quot;family&quot;: &quot;Schlaug&quot;, &quot;suffix&quot;: &quot;&quot;, &quot;non-dropping-particle&quot;: &quot;&quot;, &quot;parse-names&quot;: false, &quot;dropping-particle&quot;: &quot;&quot;, &quot;given&quot;: &quot;Gottfried&quot;}]}, &quot;id&quot;: &quot;ITEM-4&quot;}], &quot;schema&quot;: &quot;https://github.com/citation-style-language/schema/raw/master/csl-citation.json&quot;} RND4IZD5rhs85"/><text:span text:style-name="T30">(Gaser &amp; Schlaug, 2001; G Schlaug, 1995; Gottfried Schlaug, Jancke, Huang, &amp; Steinmetz, 1995; Schmithorst &amp; Wilke, 2002)</text:span><text:reference-mark-end text:name="ADDIN CSL_CITATION {&quot;mendeley&quot;: {&quot;plainTextFormattedCitation&quot;: &quot;(Gaser &amp; Schlaug, 2001; G Schlaug, 1995; Gottfried Schlaug, Jancke, Huang, &amp; Steinmetz, 1995; Schmithorst &amp; Wilke, 2002)&quot;, &quot;formattedCitation&quot;: &quot;(Gaser &amp; Schlaug, 2001; G Schlaug, 1995; Gottfried Schlaug, Jancke, Huang, &amp; Steinmetz, 1995; Schmithorst &amp; Wilke, 2002)&quot;, &quot;previouslyFormattedCitation&quot;: &quot;(Gaser &amp; Schlaug, 2001; G Schlaug, 1995; Gottfried Schlaug, Jancke, Huang, &amp; Steinmetz, 1995; Schmithorst &amp; Wilke, 2002)&quot;}, &quot;properties&quot;: {&quot;noteIndex&quot;: 0}, &quot;citationItems&quot;: [{&quot;uris&quot;: [&quot;http://www.mendeley.com/documents/?uuid=3df23bb6-cd26-4159-8b1b-703d3c7cacfe&quot;], &quot;itemData&quot;: {&quot;volume&quot;: &quot;33&quot;, &quot;DOI&quot;: &quot;10.1016/0028-3932(95)00045-5&quot;, &quot;title&quot;: &quot;Increased corpus callosum size in musicians&quot;, &quot;page&quot;: &quot;1047-1055&quot;, &quot;id&quot;: &quot;ITEM-1&quot;, &quot;issue&quot;: &quot;8&quot;, &quot;type&quot;: &quot;article-journal&quot;, &quot;container-title&quot;: &quot;Neuropsychologia&quot;, &quot;issued&quot;: {&quot;date-parts&quot;: [[&quot;1995&quot;, &quot;8&quot;]]}, &quot;ISSN&quot;: &quot;00283932&quot;, &quot;author&quot;: [{&quot;family&quot;: &quot;Schlaug&quot;, &quot;suffix&quot;: &quot;&quot;, &quot;non-dropping-particle&quot;: &quot;&quot;, &quot;parse-names&quot;: false, &quot;dropping-particle&quot;: &quot;&quot;, &quot;given&quot;: &quot;G&quot;}]}, &quot;id&quot;: &quot;ITEM-1&quot;}, {&quot;uris&quot;: [&quot;http://www.mendeley.com/documents/?uuid=299f1a7e-d9ab-4193-ab63-82bf9bcb9d71&quot;], &quot;itemData&quot;: {&quot;ISBN&quot;: &quot;0036-8075&quot;, &quot;title&quot;: &quot;In vivo evidence of structural brain asymmetry in musicians.&quot;, &quot;type&quot;: &quot;article-journal&quot;, &quot;issued&quot;: {&quot;date-parts&quot;: [[&quot;1995&quot;]]}, &quot;ISSN&quot;: &quot;0036-8075&quot;, &quot;DOI&quot;: &quot;10.1126/science.7839149&quot;, &quot;PMID&quot;: &quot;7839149&quot;, &quot;page&quot;: &quot;699-701&quot;, &quot;id&quot;: &quot;ITEM-2&quot;, &quot;container-title&quot;: &quot;Science&quot;, &quot;author&quot;: [{&quot;family&quot;: &quot;Schlaug&quot;, &quot;suffix&quot;: &quot;&quot;, &quot;non-dropping-particle&quot;: &quot;&quot;, &quot;parse-names&quot;: false, &quot;dropping-particle&quot;: &quot;&quot;, &quot;given&quot;: &quot;Gottfried&quot;}, {&quot;family&quot;: &quot;Jancke&quot;, &quot;suffix&quot;: &quot;&quot;, &quot;non-dropping-particle&quot;: &quot;&quot;, &quot;parse-names&quot;: false, &quot;dropping-particle&quot;: &quot;&quot;, &quot;given&quot;: &quot;Lutz&quot;}, {&quot;family&quot;: &quot;Huang&quot;, &quot;suffix&quot;: &quot;&quot;, &quot;non-dropping-particle&quot;: &quot;&quot;, &quot;parse-names&quot;: false, &quot;dropping-particle&quot;: &quot;&quot;, &quot;given&quot;: &quot;Yanxiong&quot;}, {&quot;family&quot;: &quot;Steinmetz&quot;, &quot;suffix&quot;: &quot;&quot;, &quot;non-dropping-particle&quot;: &quot;&quot;, &quot;parse-names&quot;: false, &quot;dropping-particle&quot;: &quot;&quot;, &quot;given&quot;: &quot;Helmutz&quot;}], &quot;volume&quot;: &quot;267&quot;}, &quot;id&quot;: &quot;ITEM-2&quot;}, {&quot;uris&quot;: [&quot;http://www.mendeley.com/documents/?uuid=36753618-9fcc-41c4-8b74-c30f07c29899&quot;], &quot;itemData&quot;: {&quot;volume&quot;: &quot;321&quot;, &quot;DOI&quot;: &quot;10.1016/S0304-3940(02)00054-X&quot;, &quot;title&quot;: &quot;Differences in white matter architecture between musicians and non-musicians: a diffusion tensor imaging study&quot;, &quot;page&quot;: &quot;57-60&quot;, &quot;id&quot;: &quot;ITEM-3&quot;, &quot;issue&quot;: &quot;1-2&quot;, &quot;type&quot;: &quot;article-journal&quot;, &quot;container-title&quot;: &quot;Neuroscience Letters&quot;, &quot;issued&quot;: {&quot;date-parts&quot;: [[&quot;2002&quot;, &quot;3&quot;]]}, &quot;ISSN&quot;: &quot;03043940&quot;, &quot;author&quot;: [{&quot;family&quot;: &quot;Schmithorst&quot;, &quot;suffix&quot;: &quot;&quot;, &quot;non-dropping-particle&quot;: &quot;&quot;, &quot;parse-names&quot;: false, &quot;dropping-particle&quot;: &quot;&quot;, &quot;given&quot;: &quot;Vincent J.&quot;}, {&quot;family&quot;: &quot;Wilke&quot;, &quot;suffix&quot;: &quot;&quot;, &quot;non-dropping-particle&quot;: &quot;&quot;, &quot;parse-names&quot;: false, &quot;dropping-particle&quot;: &quot;&quot;, &quot;given&quot;: &quot;Marko&quot;}]}, &quot;id&quot;: &quot;ITEM-3&quot;}, {&quot;uris&quot;: [&quot;http://www.mendeley.com/documents/?uuid=2b966456-d26d-4bfc-abcc-bfadafcebcaf&quot;], &quot;itemData&quot;: {&quot;volume&quot;: &quot;13&quot;, &quot;DOI&quot;: &quot;10.1016/S1053-8119(01)92488-7&quot;, &quot;title&quot;: &quot;Brain structures differ between musicians and non-musician&quot;, &quot;page&quot;: &quot;1168&quot;, &quot;id&quot;: &quot;ITEM-4&quot;, &quot;issue&quot;: &quot;6&quot;, &quot;type&quot;: &quot;article-journal&quot;, &quot;container-title&quot;: &quot;NeuroImage&quot;, &quot;issued&quot;: {&quot;date-parts&quot;: [[&quot;2001&quot;, &quot;6&quot;]]}, &quot;ISSN&quot;: &quot;10538119&quot;, &quot;author&quot;: [{&quot;family&quot;: &quot;Gaser&quot;, &quot;suffix&quot;: &quot;&quot;, &quot;non-dropping-particle&quot;: &quot;&quot;, &quot;parse-names&quot;: false, &quot;dropping-particle&quot;: &quot;&quot;, &quot;given&quot;: &quot;Christian&quot;}, {&quot;family&quot;: &quot;Schlaug&quot;, &quot;suffix&quot;: &quot;&quot;, &quot;non-dropping-particle&quot;: &quot;&quot;, &quot;parse-names&quot;: false, &quot;dropping-particle&quot;: &quot;&quot;, &quot;given&quot;: &quot;Gottfried&quot;}]}, &quot;id&quot;: &quot;ITEM-4&quot;}], &quot;schema&quot;: &quot;https://github.com/citation-style-language/schema/raw/master/csl-citation.json&quot;} RND4IZD5rhs85"/>⁠. <text:span text:style-name="T43">Music training can also modify the organization of brain structures. For example, musicians who play string instruments have increased cortical representation of the fingers of their left hand when compared to non-musicians </text:span><text:reference-mark-start text:name="ADDIN CSL_CITATION {&quot;mendeley&quot;: {&quot;plainTextFormattedCitation&quot;: &quot;(Elbert, Pantev, Wienbruch, Rockstroh, &amp; Taub, 1995)&quot;, &quot;formattedCitation&quot;: &quot;(Elbert, Pantev, Wienbruch, Rockstroh, &amp; Taub, 1995)&quot;, &quot;previouslyFormattedCitation&quot;: &quot;(Elbert, Pantev, Wienbruch, Rockstroh, &amp; Taub, 1995)&quot;}, &quot;properties&quot;: {&quot;noteIndex&quot;: 0}, &quot;citationItems&quot;: [{&quot;uris&quot;: [&quot;http://www.mendeley.com/documents/?uuid=5602323e-d8a1-4fde-b331-1292a9fa7442&quot;], &quot;itemData&quot;: {&quot;ISBN&quot;: &quot;0036-8075&quot;, &quot;PMID&quot;: &quot;7569982&quot;, &quot;issue&quot;: &quot;5234&quot;, &quot;type&quot;: &quot;article-journal&quot;, &quot;author&quot;: [{&quot;family&quot;: &quot;Elbert&quot;, &quot;suffix&quot;: &quot;&quot;, &quot;non-dropping-particle&quot;: &quot;&quot;, &quot;parse-names&quot;: false, &quot;dropping-particle&quot;: &quot;&quot;, &quot;given&quot;: &quot;T&quot;}, {&quot;family&quot;: &quot;Pantev&quot;, &quot;suffix&quot;: &quot;&quot;, &quot;non-dropping-particle&quot;: &quot;&quot;, &quot;parse-names&quot;: false, &quot;dropping-particle&quot;: &quot;&quot;, &quot;given&quot;: &quot;C&quot;}, {&quot;family&quot;: &quot;Wienbruch&quot;, &quot;suffix&quot;: &quot;&quot;, &quot;non-dropping-particle&quot;: &quot;&quot;, &quot;parse-names&quot;: false, &quot;dropping-particle&quot;: &quot;&quot;, &quot;given&quot;: &quot;C&quot;}, {&quot;family&quot;: &quot;Rockstroh&quot;, &quot;suffix&quot;: &quot;&quot;, &quot;non-dropping-particle&quot;: &quot;&quot;, &quot;parse-names&quot;: false, &quot;dropping-particle&quot;: &quot;&quot;, &quot;given&quot;: &quot;B&quot;}, {&quot;family&quot;: &quot;Taub&quot;, &quot;suffix&quot;: &quot;&quot;, &quot;non-dropping-particle&quot;: &quot;&quot;, &quot;parse-names&quot;: false, &quot;dropping-particle&quot;: &quot;&quot;, &quot;given&quot;: &quot;E&quot;}], &quot;issued&quot;: {&quot;date-parts&quot;: [[&quot;1995&quot;, &quot;10&quot;, &quot;13&quot;]]}, &quot;DOI&quot;: &quot;10.1126/science.270.5234.305&quot;, &quot;volume&quot;: &quot;270&quot;, &quot;title&quot;: &quot;Increased Cortical Representation of the Fingers of the Left Hand in String Players&quot;, &quot;page&quot;: &quot;305-307&quot;, &quot;id&quot;: &quot;ITEM-1&quot;, &quot;ISSN&quot;: &quot;0036-8075&quot;, &quot;container-title&quot;: &quot;Science&quot;, &quot;abstract&quot;: &quot;Magnetic source imaging revealed that the cortical representation of the digits of the left hand of string players was larger than that in controls. The effect was smallest for the left thumb, and no such differences were observed for the representations of the right hand digits. The amount of cortical reorganization in the representation of the fingering digits was correlated with the age at which the person had begun to play. These results suggest that the representation of different parts of the body in the primary somatosensory cortex of humans depends on use and changes to conform to the current needs and experiences of the individual.&quot;}, &quot;id&quot;: &quot;ITEM-1&quot;}], &quot;schema&quot;: &quot;https://github.com/citation-style-language/schema/raw/master/csl-citation.json&quot;} RNDFGQsP47dIe"/><text:span text:style-name="T34">(Elbert, Pantev, Wienbruch, Rockstroh, &amp; Taub, 1995)</text:span><text:reference-mark-end text:name="ADDIN CSL_CITATION {&quot;mendeley&quot;: {&quot;plainTextFormattedCitation&quot;: &quot;(Elbert, Pantev, Wienbruch, Rockstroh, &amp; Taub, 1995)&quot;, &quot;formattedCitation&quot;: &quot;(Elbert, Pantev, Wienbruch, Rockstroh, &amp; Taub, 1995)&quot;, &quot;previouslyFormattedCitation&quot;: &quot;(Elbert, Pantev, Wienbruch, Rockstroh, &amp; Taub, 1995)&quot;}, &quot;properties&quot;: {&quot;noteIndex&quot;: 0}, &quot;citationItems&quot;: [{&quot;uris&quot;: [&quot;http://www.mendeley.com/documents/?uuid=5602323e-d8a1-4fde-b331-1292a9fa7442&quot;], &quot;itemData&quot;: {&quot;ISBN&quot;: &quot;0036-8075&quot;, &quot;PMID&quot;: &quot;7569982&quot;, &quot;issue&quot;: &quot;5234&quot;, &quot;type&quot;: &quot;article-journal&quot;, &quot;author&quot;: [{&quot;family&quot;: &quot;Elbert&quot;, &quot;suffix&quot;: &quot;&quot;, &quot;non-dropping-particle&quot;: &quot;&quot;, &quot;parse-names&quot;: false, &quot;dropping-particle&quot;: &quot;&quot;, &quot;given&quot;: &quot;T&quot;}, {&quot;family&quot;: &quot;Pantev&quot;, &quot;suffix&quot;: &quot;&quot;, &quot;non-dropping-particle&quot;: &quot;&quot;, &quot;parse-names&quot;: false, &quot;dropping-particle&quot;: &quot;&quot;, &quot;given&quot;: &quot;C&quot;}, {&quot;family&quot;: &quot;Wienbruch&quot;, &quot;suffix&quot;: &quot;&quot;, &quot;non-dropping-particle&quot;: &quot;&quot;, &quot;parse-names&quot;: false, &quot;dropping-particle&quot;: &quot;&quot;, &quot;given&quot;: &quot;C&quot;}, {&quot;family&quot;: &quot;Rockstroh&quot;, &quot;suffix&quot;: &quot;&quot;, &quot;non-dropping-particle&quot;: &quot;&quot;, &quot;parse-names&quot;: false, &quot;dropping-particle&quot;: &quot;&quot;, &quot;given&quot;: &quot;B&quot;}, {&quot;family&quot;: &quot;Taub&quot;, &quot;suffix&quot;: &quot;&quot;, &quot;non-dropping-particle&quot;: &quot;&quot;, &quot;parse-names&quot;: false, &quot;dropping-particle&quot;: &quot;&quot;, &quot;given&quot;: &quot;E&quot;}], &quot;issued&quot;: {&quot;date-parts&quot;: [[&quot;1995&quot;, &quot;10&quot;, &quot;13&quot;]]}, &quot;DOI&quot;: &quot;10.1126/science.270.5234.305&quot;, &quot;volume&quot;: &quot;270&quot;, &quot;title&quot;: &quot;Increased Cortical Representation of the Fingers of the Left Hand in String Players&quot;, &quot;page&quot;: &quot;305-307&quot;, &quot;id&quot;: &quot;ITEM-1&quot;, &quot;ISSN&quot;: &quot;0036-8075&quot;, &quot;container-title&quot;: &quot;Science&quot;, &quot;abstract&quot;: &quot;Magnetic source imaging revealed that the cortical representation of the digits of the left hand of string players was larger than that in controls. The effect was smallest for the left thumb, and no such differences were observed for the representations of the right hand digits. The amount of cortical reorganization in the representation of the fingering digits was correlated with the age at which the person had begun to play. These results suggest that the representation of different parts of the body in the primary somatosensory cortex of humans depends on use and changes to conform to the current needs and experiences of the individual.&quot;}, &quot;id&quot;: &quot;ITEM-1&quot;}], &quot;schema&quot;: &quot;https://github.com/citation-style-language/schema/raw/master/csl-citation.json&quot;} RNDFGQsP47dIe"/><text:span text:style-name="T43">⁠. </text:span>Together, these studies <text:span text:style-name="T27">indicate</text:span> that music can have a profound and lasting effect on the brain <text:span text:style-name="T44">and behaviour</text:span>.</text:p>
      <text:p text:style-name="P10"><text:span text:style-name="T42">Even i</text:span>n non-musicians, studies have shown that listening <text:span text:style-name="T45">to music </text:span>engages large-scale networks within the brain that are associated with executive function<text:span text:style-name="T45">s</text:span> <text:span text:style-name="T26">such as</text:span> attention and working memory <text:reference-mark-start text:name="ADDIN CSL_CITATION {&quot;mendeley&quot;: {&quot;plainTextFormattedCitation&quot;: &quot;(Janata, Tillmann, &amp; Bharucha, 2002)&quot;, &quot;formattedCitation&quot;: &quot;(Janata, Tillmann, &amp; Bharucha, 2002)&quot;, &quot;previouslyFormattedCitation&quot;: &quot;(Janata, Tillmann, &amp; Bharucha, 2002)&quot;}, &quot;properties&quot;: {&quot;noteIndex&quot;: 0}, &quot;citationItems&quot;: [{&quot;uris&quot;: [&quot;http://www.mendeley.com/documents/?uuid=0e85b4f2-82b7-4c5f-b80a-b47ede0cc921&quot;], &quot;itemData&quot;: {&quot;ISBN&quot;: &quot;1530-7026 (Print)\\r1530-7026 (Linking)&quot;, &quot;PMID&quot;: &quot;12455680&quot;, &quot;issue&quot;: &quot;2&quot;, &quot;type&quot;: &quot;article-journal&quot;, &quot;author&quot;: [{&quot;family&quot;: &quot;Janata&quot;, &quot;suffix&quot;: &quot;&quot;, &quot;non-dropping-particle&quot;: &quot;&quot;, &quot;parse-names&quot;: false, &quot;dropping-particle&quot;: &quot;&quot;, &quot;given&quot;: &quot;Petr&quot;}, {&quot;family&quot;: &quot;Tillmann&quot;, &quot;suffix&quot;: &quot;&quot;, &quot;non-dropping-particle&quot;: &quot;&quot;, &quot;parse-names&quot;: false, &quot;dropping-particle&quot;: &quot;&quot;, &quot;given&quot;: &quot;Barbara&quot;}, {&quot;family&quot;: &quot;Bharucha&quot;, &quot;suffix&quot;: &quot;&quot;, &quot;non-dropping-particle&quot;: &quot;&quot;, &quot;parse-names&quot;: false, &quot;dropping-particle&quot;: &quot;&quot;, &quot;given&quot;: &quot;Jamshed J&quot;}], &quot;issued&quot;: {&quot;date-parts&quot;: [[&quot;2002&quot;]]}, &quot;DOI&quot;: &quot;10.3758/CABN.2.2.121&quot;, &quot;volume&quot;: &quot;2&quot;, &quot;title&quot;: &quot;Listening to polyphonic music recruits domain-general attention and working memory circuits.&quot;, &quot;page&quot;: &quot;121-140&quot;, &quot;id&quot;: &quot;ITEM-1&quot;, &quot;ISSN&quot;: &quot;1530-7026&quot;, &quot;container-title&quot;: &quot;Cognitive, affective &amp; behavioral neuroscience&quot;, &quot;abstract&quot;: &quot;Polyphonic music combines multiple auditory streams to create complex auditory scenes, thus providing a tool for investigating the neural mechanisms that orient attention in natural auditory contexts. Across two fMRI experiments, we varied stimuli and task demands in order to identify the cortical areas that are activated during attentive listening to real music. In individual experiments and in a conjunction analysis of the two experiments, we found bilateral blood oxygen level dependent (BOLD) signal increases in temporal (the superior temporal gyrus), parietal (the intraparietal sulcus), and frontal (the precentral sulcus, the inferior frontal sulcus and gyrus, and the frontal operculum) areas during selective and global listening, as compared with passive rest without musical stimulation. Direct comparisons of the listening conditions showed significant differences between attending to single timbres (instruments) and attending across multiple instruments, although the patterns that were observed depended on the relative demands of the tasks being compared. The overall pattern of BOLD signal increases indicated that attentive listening to music recruits neural circuits underlying multiple forms of working memory, attention, semantic processing, target detection, and motor imagery. Thus, attentive listening to music appears to be enabled by areas that serve general functions, rather than by music-specific cortical modules.&quot;}, &quot;id&quot;: &quot;ITEM-1&quot;}], &quot;schema&quot;: &quot;https://github.com/citation-style-language/schema/raw/master/csl-citation.json&quot;} RNDLGYaOGe7PG"/><text:span text:style-name="T30">(Janata, Tillmann, &amp; Bharucha, 2002)</text:span><text:reference-mark-end text:name="ADDIN CSL_CITATION {&quot;mendeley&quot;: {&quot;plainTextFormattedCitation&quot;: &quot;(Janata, Tillmann, &amp; Bharucha, 2002)&quot;, &quot;formattedCitation&quot;: &quot;(Janata, Tillmann, &amp; Bharucha, 2002)&quot;, &quot;previouslyFormattedCitation&quot;: &quot;(Janata, Tillmann, &amp; Bharucha, 2002)&quot;}, &quot;properties&quot;: {&quot;noteIndex&quot;: 0}, &quot;citationItems&quot;: [{&quot;uris&quot;: [&quot;http://www.mendeley.com/documents/?uuid=0e85b4f2-82b7-4c5f-b80a-b47ede0cc921&quot;], &quot;itemData&quot;: {&quot;ISBN&quot;: &quot;1530-7026 (Print)\\r1530-7026 (Linking)&quot;, &quot;PMID&quot;: &quot;12455680&quot;, &quot;issue&quot;: &quot;2&quot;, &quot;type&quot;: &quot;article-journal&quot;, &quot;author&quot;: [{&quot;family&quot;: &quot;Janata&quot;, &quot;suffix&quot;: &quot;&quot;, &quot;non-dropping-particle&quot;: &quot;&quot;, &quot;parse-names&quot;: false, &quot;dropping-particle&quot;: &quot;&quot;, &quot;given&quot;: &quot;Petr&quot;}, {&quot;family&quot;: &quot;Tillmann&quot;, &quot;suffix&quot;: &quot;&quot;, &quot;non-dropping-particle&quot;: &quot;&quot;, &quot;parse-names&quot;: false, &quot;dropping-particle&quot;: &quot;&quot;, &quot;given&quot;: &quot;Barbara&quot;}, {&quot;family&quot;: &quot;Bharucha&quot;, &quot;suffix&quot;: &quot;&quot;, &quot;non-dropping-particle&quot;: &quot;&quot;, &quot;parse-names&quot;: false, &quot;dropping-particle&quot;: &quot;&quot;, &quot;given&quot;: &quot;Jamshed J&quot;}], &quot;issued&quot;: {&quot;date-parts&quot;: [[&quot;2002&quot;]]}, &quot;DOI&quot;: &quot;10.3758/CABN.2.2.121&quot;, &quot;volume&quot;: &quot;2&quot;, &quot;title&quot;: &quot;Listening to polyphonic music recruits domain-general attention and working memory circuits.&quot;, &quot;page&quot;: &quot;121-140&quot;, &quot;id&quot;: &quot;ITEM-1&quot;, &quot;ISSN&quot;: &quot;1530-7026&quot;, &quot;container-title&quot;: &quot;Cognitive, affective &amp; behavioral neuroscience&quot;, &quot;abstract&quot;: &quot;Polyphonic music combines multiple auditory streams to create complex auditory scenes, thus providing a tool for investigating the neural mechanisms that orient attention in natural auditory contexts. Across two fMRI experiments, we varied stimuli and task demands in order to identify the cortical areas that are activated during attentive listening to real music. In individual experiments and in a conjunction analysis of the two experiments, we found bilateral blood oxygen level dependent (BOLD) signal increases in temporal (the superior temporal gyrus), parietal (the intraparietal sulcus), and frontal (the precentral sulcus, the inferior frontal sulcus and gyrus, and the frontal operculum) areas during selective and global listening, as compared with passive rest without musical stimulation. Direct comparisons of the listening conditions showed significant differences between attending to single timbres (instruments) and attending across multiple instruments, although the patterns that were observed depended on the relative demands of the tasks being compared. The overall pattern of BOLD signal increases indicated that attentive listening to music recruits neural circuits underlying multiple forms of working memory, attention, semantic processing, target detection, and motor imagery. Thus, attentive listening to music appears to be enabled by areas that serve general functions, rather than by music-specific cortical modules.&quot;}, &quot;id&quot;: &quot;ITEM-1&quot;}], &quot;schema&quot;: &quot;https://github.com/citation-style-language/schema/raw/master/csl-citation.json&quot;} RNDLGYaOGe7PG"/>⁠. <text:span text:style-name="T39">Moreover, </text:span>regular music activities, like playing <text:span text:style-name="T45">an instrument</text:span>, are associated with enhanced cognitive functions in healthy older adults <text:span text:style-name="T45">who are not musicians</text:span> <text:reference-mark-start text:name="ADDIN CSL_CITATION {&quot;mendeley&quot;: {&quot;plainTextFormattedCitation&quot;: &quot;(Bugos, Perlstein, McCrae, Brophy, &amp; Bedenbaugh, 2007)&quot;, &quot;formattedCitation&quot;: &quot;(Bugos, Perlstein, McCrae, Brophy, &amp; Bedenbaugh, 2007)&quot;, &quot;previouslyFormattedCitation&quot;: &quot;(Bugos, Perlstein, McCrae, Brophy, &amp; Bedenbaugh, 2007)&quot;}, &quot;properties&quot;: {&quot;noteIndex&quot;: 0}, &quot;citationItems&quot;: [{&quot;uris&quot;: [&quot;http://www.mendeley.com/documents/?uuid=6cd6c963-e82b-4b4a-84fb-72b41c4325b4&quot;], &quot;itemData&quot;: {&quot;ISBN&quot;: &quot;1360-7863 (Print)\\n1360-7863 (Linking)&quot;, &quot;PMID&quot;: &quot;17612811&quot;, &quot;issue&quot;: &quot;4&quot;, &quot;type&quot;: &quot;article-journal&quot;, &quot;author&quot;: [{&quot;family&quot;: &quot;Bugos&quot;, &quot;suffix&quot;: &quot;&quot;, &quot;non-dropping-particle&quot;: &quot;&quot;, &quot;parse-names&quot;: false, &quot;dropping-particle&quot;: &quot;&quot;, &quot;given&quot;: &quot;J A&quot;}, {&quot;family&quot;: &quot;Perlstein&quot;, &quot;suffix&quot;: &quot;&quot;, &quot;non-dropping-particle&quot;: &quot;&quot;, &quot;parse-names&quot;: false, &quot;dropping-particle&quot;: &quot;&quot;, &quot;given&quot;: &quot;W M&quot;}, {&quot;family&quot;: &quot;McCrae&quot;, &quot;suffix&quot;: &quot;&quot;, &quot;non-dropping-particle&quot;: &quot;&quot;, &quot;parse-names&quot;: false, &quot;dropping-particle&quot;: &quot;&quot;, &quot;given&quot;: &quot;C S&quot;}, {&quot;family&quot;: &quot;Brophy&quot;, &quot;suffix&quot;: &quot;&quot;, &quot;non-dropping-particle&quot;: &quot;&quot;, &quot;parse-names&quot;: false, &quot;dropping-particle&quot;: &quot;&quot;, &quot;given&quot;: &quot;T S&quot;}, {&quot;family&quot;: &quot;Bedenbaugh&quot;, &quot;suffix&quot;: &quot;&quot;, &quot;non-dropping-particle&quot;: &quot;&quot;, &quot;parse-names&quot;: false, &quot;dropping-particle&quot;: &quot;&quot;, &quot;given&quot;: &quot;P H&quot;}], &quot;issued&quot;: {&quot;date-parts&quot;: [[&quot;2007&quot;]]}, &quot;DOI&quot;: &quot;10.1080/13607860601086504&quot;, &quot;volume&quot;: &quot;11&quot;, &quot;title&quot;: &quot;Individualized piano instruction enhances executive functioning and working memory in older adults&quot;, &quot;page&quot;: &quot;464-471&quot;, &quot;id&quot;: &quot;ITEM-1&quot;, &quot;ISSN&quot;: &quot;1360-7863&quot;, &quot;container-title&quot;: &quot;Aging &amp; Mental Health&quot;, &quot;abstract&quot;: &quot;This study evaluates transfer from domain-specific, sensorimotor training to cognitive abilities associated with executive function. We examined Individualized Piano Instruction (IPI) as a potential cognitive intervention to mitigate normal age-related cognitive decline in older adults. Thirty-one musically na\u00efve community-dwelling older adults (ages 60-85) were randomly assigned to either the experimental group (n = 16) or control group (n = 15). Neuropsychological assessments were administered at three time points: pre-training, following six months of intervention, and following a three-month delay. The experimental group significantly improved performance on the Trail Making Test and Digit Symbol measures as compared to healthy controls. Results of this study suggest that IPI may serve as an effective cognitive intervention for age-related cognitive decline.&quot;}, &quot;id&quot;: &quot;ITEM-1&quot;}], &quot;schema&quot;: &quot;https://github.com/citation-style-language/schema/raw/master/csl-citation.json&quot;} RND9nli0Empd4"/><text:span text:style-name="T30">(Bugos, Perlstein, McCrae, Brophy, &amp; Bedenbaugh, 2007)</text:span><text:reference-mark-end text:name="ADDIN CSL_CITATION {&quot;mendeley&quot;: {&quot;plainTextFormattedCitation&quot;: &quot;(Bugos, Perlstein, McCrae, Brophy, &amp; Bedenbaugh, 2007)&quot;, &quot;formattedCitation&quot;: &quot;(Bugos, Perlstein, McCrae, Brophy, &amp; Bedenbaugh, 2007)&quot;, &quot;previouslyFormattedCitation&quot;: &quot;(Bugos, Perlstein, McCrae, Brophy, &amp; Bedenbaugh, 2007)&quot;}, &quot;properties&quot;: {&quot;noteIndex&quot;: 0}, &quot;citationItems&quot;: [{&quot;uris&quot;: [&quot;http://www.mendeley.com/documents/?uuid=6cd6c963-e82b-4b4a-84fb-72b41c4325b4&quot;], &quot;itemData&quot;: {&quot;ISBN&quot;: &quot;1360-7863 (Print)\\n1360-7863 (Linking)&quot;, &quot;PMID&quot;: &quot;17612811&quot;, &quot;issue&quot;: &quot;4&quot;, &quot;type&quot;: &quot;article-journal&quot;, &quot;author&quot;: [{&quot;family&quot;: &quot;Bugos&quot;, &quot;suffix&quot;: &quot;&quot;, &quot;non-dropping-particle&quot;: &quot;&quot;, &quot;parse-names&quot;: false, &quot;dropping-particle&quot;: &quot;&quot;, &quot;given&quot;: &quot;J A&quot;}, {&quot;family&quot;: &quot;Perlstein&quot;, &quot;suffix&quot;: &quot;&quot;, &quot;non-dropping-particle&quot;: &quot;&quot;, &quot;parse-names&quot;: false, &quot;dropping-particle&quot;: &quot;&quot;, &quot;given&quot;: &quot;W M&quot;}, {&quot;family&quot;: &quot;McCrae&quot;, &quot;suffix&quot;: &quot;&quot;, &quot;non-dropping-particle&quot;: &quot;&quot;, &quot;parse-names&quot;: false, &quot;dropping-particle&quot;: &quot;&quot;, &quot;given&quot;: &quot;C S&quot;}, {&quot;family&quot;: &quot;Brophy&quot;, &quot;suffix&quot;: &quot;&quot;, &quot;non-dropping-particle&quot;: &quot;&quot;, &quot;parse-names&quot;: false, &quot;dropping-particle&quot;: &quot;&quot;, &quot;given&quot;: &quot;T S&quot;}, {&quot;family&quot;: &quot;Bedenbaugh&quot;, &quot;suffix&quot;: &quot;&quot;, &quot;non-dropping-particle&quot;: &quot;&quot;, &quot;parse-names&quot;: false, &quot;dropping-particle&quot;: &quot;&quot;, &quot;given&quot;: &quot;P H&quot;}], &quot;issued&quot;: {&quot;date-parts&quot;: [[&quot;2007&quot;]]}, &quot;DOI&quot;: &quot;10.1080/13607860601086504&quot;, &quot;volume&quot;: &quot;11&quot;, &quot;title&quot;: &quot;Individualized piano instruction enhances executive functioning and working memory in older adults&quot;, &quot;page&quot;: &quot;464-471&quot;, &quot;id&quot;: &quot;ITEM-1&quot;, &quot;ISSN&quot;: &quot;1360-7863&quot;, &quot;container-title&quot;: &quot;Aging &amp; Mental Health&quot;, &quot;abstract&quot;: &quot;This study evaluates transfer from domain-specific, sensorimotor training to cognitive abilities associated with executive function. We examined Individualized Piano Instruction (IPI) as a potential cognitive intervention to mitigate normal age-related cognitive decline in older adults. Thirty-one musically na\u00efve community-dwelling older adults (ages 60-85) were randomly assigned to either the experimental group (n = 16) or control group (n = 15). Neuropsychological assessments were administered at three time points: pre-training, following six months of intervention, and following a three-month delay. The experimental group significantly improved performance on the Trail Making Test and Digit Symbol measures as compared to healthy controls. Results of this study suggest that IPI may serve as an effective cognitive intervention for age-related cognitive decline.&quot;}, &quot;id&quot;: &quot;ITEM-1&quot;}], &quot;schema&quot;: &quot;https://github.com/citation-style-language/schema/raw/master/csl-citation.json&quot;} RND9nli0Empd4"/>⁠. In a music intervention study, <text:reference-mark-start text:name="ADDIN CSL_CITATION {&quot;mendeley&quot;: {&quot;manualFormatting&quot;: &quot;Seinfeld et al., (2013)&quot;, &quot;plainTextFormattedCitation&quot;: &quot;(Seinfeld, Figueroa, Ortiz-Gil, &amp; Sanchez-Vives, 2013)&quot;, &quot;formattedCitation&quot;: &quot;(Seinfeld, Figueroa, Ortiz-Gil, &amp; Sanchez-Vives, 2013)&quot;, &quot;previouslyFormattedCitation&quot;: &quot;(Seinfeld, Figueroa, Ortiz-Gil, &amp; Sanchez-Vives, 2013)&quot;}, &quot;properties&quot;: {&quot;noteIndex&quot;: 0}, &quot;citationItems&quot;: [{&quot;uris&quot;: [&quot;http://www.mendeley.com/documents/?uuid=37528744-f3d8-4526-9466-e17dc43a88bb&quot;], &quot;itemData&quot;: {&quot;ISBN&quot;: &quot;1664-1078&quot;, &quot;PMID&quot;: &quot;24198804&quot;, &quot;issue&quot;: &quot;NOV&quot;, &quot;type&quot;: &quot;article-journal&quot;, &quot;author&quot;: [{&quot;family&quot;: &quot;Seinfeld&quot;, &quot;suffix&quot;: &quot;&quot;, &quot;non-dropping-particle&quot;: &quot;&quot;, &quot;parse-names&quot;: false, &quot;dropping-particle&quot;: &quot;&quot;, &quot;given&quot;: &quot;Sofia&quot;}, {&quot;family&quot;: &quot;Figueroa&quot;, &quot;suffix&quot;: &quot;&quot;, &quot;non-dropping-particle&quot;: &quot;&quot;, &quot;parse-names&quot;: false, &quot;dropping-particle&quot;: &quot;&quot;, &quot;given&quot;: &quot;Heidi&quot;}, {&quot;family&quot;: &quot;Ortiz-Gil&quot;, &quot;suffix&quot;: &quot;&quot;, &quot;non-dropping-particle&quot;: &quot;&quot;, &quot;parse-names&quot;: false, &quot;dropping-particle&quot;: &quot;&quot;, &quot;given&quot;: &quot;Jordi&quot;}, {&quot;family&quot;: &quot;Sanchez-Vives&quot;, &quot;suffix&quot;: &quot;&quot;, &quot;non-dropping-particle&quot;: &quot;&quot;, &quot;parse-names&quot;: false, &quot;dropping-particle&quot;: &quot;V.&quot;, &quot;given&quot;: &quot;Maria&quot;}], &quot;issued&quot;: {&quot;date-parts&quot;: [[&quot;2013&quot;]]}, &quot;DOI&quot;: &quot;10.3389/fpsyg.2013.00810&quot;, &quot;volume&quot;: &quot;4&quot;, &quot;title&quot;: &quot;Effects of music learning and piano practice on cognitive function, mood and quality of life in older adults&quot;, &quot;page&quot;: &quot;1-13&quot;, &quot;id&quot;: &quot;ITEM-1&quot;, &quot;ISSN&quot;: &quot;16641078&quot;, &quot;container-title&quot;: &quot;Frontiers in Psychology&quot;, &quot;abstract&quot;: &quot;Reading music and playing a musical instrument is a complex activity that comprises motor and multisensory (auditory, visual, and somatosensory) integration in a unique way. Music has also a well-known impact on the emotional state, while it can be a motivating activity. For those reasons, musical training has become a useful framework to study brain plasticity. Our aim was to study the specific effects of musical training vs. the effects of other leisure activities in elderly people. With that purpose we evaluated the impact of piano training on cognitive function, mood and quality of life (QOL) in older adults. A group of participants that received piano lessons and did daily training for 4-month (n = 13) was compared to an age-matched control group (n = 16) that participated in other types of leisure activities (physical exercise, computer lessons, painting lessons, among other). An exhaustive assessment that included neuropsychological tests as well as mood and QOL questionnaires was carried out before starting the piano program and immediately after finishing (4 months later) in the two groups. We found a significant improvement on the piano training group on the Stroop test that measures executive function, inhibitory control and divided attention. Furthermore, a trend indicating an enhancement of visual scanning and motor ability was also found (Trial Making Test part A). Finally, in our study piano lessons decreased depression, induced positive mood states, and improved the psychological and physical QOL of the elderly. Our results suggest that playing piano and learning to read music can be a useful intervention in older adults to promote cognitive reserve (CR) and improve subjective well-being.&quot;}, &quot;id&quot;: &quot;ITEM-1&quot;}], &quot;schema&quot;: &quot;https://github.com/citation-style-language/schema/raw/master/csl-citation.json&quot;} RNDoVkxLgYkr3"/><text:span text:style-name="T30">Seinfeld et al., (2013)</text:span><text:reference-mark-end text:name="ADDIN CSL_CITATION {&quot;mendeley&quot;: {&quot;manualFormatting&quot;: &quot;Seinfeld et al., (2013)&quot;, &quot;plainTextFormattedCitation&quot;: &quot;(Seinfeld, Figueroa, Ortiz-Gil, &amp; Sanchez-Vives, 2013)&quot;, &quot;formattedCitation&quot;: &quot;(Seinfeld, Figueroa, Ortiz-Gil, &amp; Sanchez-Vives, 2013)&quot;, &quot;previouslyFormattedCitation&quot;: &quot;(Seinfeld, Figueroa, Ortiz-Gil, &amp; Sanchez-Vives, 2013)&quot;}, &quot;properties&quot;: {&quot;noteIndex&quot;: 0}, &quot;citationItems&quot;: [{&quot;uris&quot;: [&quot;http://www.mendeley.com/documents/?uuid=37528744-f3d8-4526-9466-e17dc43a88bb&quot;], &quot;itemData&quot;: {&quot;ISBN&quot;: &quot;1664-1078&quot;, &quot;PMID&quot;: &quot;24198804&quot;, &quot;issue&quot;: &quot;NOV&quot;, &quot;type&quot;: &quot;article-journal&quot;, &quot;author&quot;: [{&quot;family&quot;: &quot;Seinfeld&quot;, &quot;suffix&quot;: &quot;&quot;, &quot;non-dropping-particle&quot;: &quot;&quot;, &quot;parse-names&quot;: false, &quot;dropping-particle&quot;: &quot;&quot;, &quot;given&quot;: &quot;Sofia&quot;}, {&quot;family&quot;: &quot;Figueroa&quot;, &quot;suffix&quot;: &quot;&quot;, &quot;non-dropping-particle&quot;: &quot;&quot;, &quot;parse-names&quot;: false, &quot;dropping-particle&quot;: &quot;&quot;, &quot;given&quot;: &quot;Heidi&quot;}, {&quot;family&quot;: &quot;Ortiz-Gil&quot;, &quot;suffix&quot;: &quot;&quot;, &quot;non-dropping-particle&quot;: &quot;&quot;, &quot;parse-names&quot;: false, &quot;dropping-particle&quot;: &quot;&quot;, &quot;given&quot;: &quot;Jordi&quot;}, {&quot;family&quot;: &quot;Sanchez-Vives&quot;, &quot;suffix&quot;: &quot;&quot;, &quot;non-dropping-particle&quot;: &quot;&quot;, &quot;parse-names&quot;: false, &quot;dropping-particle&quot;: &quot;V.&quot;, &quot;given&quot;: &quot;Maria&quot;}], &quot;issued&quot;: {&quot;date-parts&quot;: [[&quot;2013&quot;]]}, &quot;DOI&quot;: &quot;10.3389/fpsyg.2013.00810&quot;, &quot;volume&quot;: &quot;4&quot;, &quot;title&quot;: &quot;Effects of music learning and piano practice on cognitive function, mood and quality of life in older adults&quot;, &quot;page&quot;: &quot;1-13&quot;, &quot;id&quot;: &quot;ITEM-1&quot;, &quot;ISSN&quot;: &quot;16641078&quot;, &quot;container-title&quot;: &quot;Frontiers in Psychology&quot;, &quot;abstract&quot;: &quot;Reading music and playing a musical instrument is a complex activity that comprises motor and multisensory (auditory, visual, and somatosensory) integration in a unique way. Music has also a well-known impact on the emotional state, while it can be a motivating activity. For those reasons, musical training has become a useful framework to study brain plasticity. Our aim was to study the specific effects of musical training vs. the effects of other leisure activities in elderly people. With that purpose we evaluated the impact of piano training on cognitive function, mood and quality of life (QOL) in older adults. A group of participants that received piano lessons and did daily training for 4-month (n = 13) was compared to an age-matched control group (n = 16) that participated in other types of leisure activities (physical exercise, computer lessons, painting lessons, among other). An exhaustive assessment that included neuropsychological tests as well as mood and QOL questionnaires was carried out before starting the piano program and immediately after finishing (4 months later) in the two groups. We found a significant improvement on the piano training group on the Stroop test that measures executive function, inhibitory control and divided attention. Furthermore, a trend indicating an enhancement of visual scanning and motor ability was also found (Trial Making Test part A). Finally, in our study piano lessons decreased depression, induced positive mood states, and improved the psychological and physical QOL of the elderly. Our results suggest that playing piano and learning to read music can be a useful intervention in older adults to promote cognitive reserve (CR) and improve subjective well-being.&quot;}, &quot;id&quot;: &quot;ITEM-1&quot;}], &quot;schema&quot;: &quot;https://github.com/citation-style-language/schema/raw/master/csl-citation.json&quot;} RNDoVkxLgYkr3"/>⁠ <text:span text:style-name="T40">observed increases in cognitive functions in </text:span>older adults <text:span text:style-name="T40">(also non-musicians)</text:span> placed in a piano-training program <text:span text:style-name="T40">relative to </text:span>a control group who participated in physical exercise activities.</text:p>
      <text:p text:style-name="P6">One limitation of a music-production intervention, such as piano playing, is the requirement for <text:span text:style-name="T35">participants </text:span>to have <text:span text:style-name="T27">strong attention</text:span> and motor function<text:span text:style-name="T27">s</text:span> <text:span text:style-name="T35">in order </text:span>to learn a new instrument. <text:span text:style-name="T40">However, for p</text:span>atients with dementia or Alzheimer's, a less intensive approach may be necessary <text:span text:style-name="T40">for successful participation in the intervention</text:span>. A recent study <text:span text:style-name="T26">of the cognitive benefits of music found that</text:span> both singing and listening <text:span text:style-name="T42">to music</text:span> improved cognition in <text:span text:style-name="T26">early dementia </text:span>patients <text:reference-mark-start text:name="ADDIN CSL_CITATION {&quot;mendeley&quot;: {&quot;plainTextFormattedCitation&quot;: &quot;(Sarkamo et al., 2014)&quot;, &quot;formattedCitation&quot;: &quot;(Sarkamo et al., 2014)&quot;, &quot;previouslyFormattedCitation&quot;: &quot;(Sarkamo et al., 2014)&quot;}, &quot;properties&quot;: {&quot;noteIndex&quot;: 0}, &quot;citationItems&quot;: [{&quot;uris&quot;: [&quot;http://www.mendeley.com/documents/?uuid=2fe0a5e7-d4ec-4fdf-b866-e962a5f7d4b1&quot;], &quot;itemData&quot;: {&quot;ISBN&quot;: &quot;0016-9013&quot;, &quot;PMID&quot;: &quot;24009169&quot;, &quot;issue&quot;: &quot;4&quot;, &quot;type&quot;: &quot;article-journal&quot;, &quot;author&quot;: [{&quot;family&quot;: &quot;Sarkamo&quot;, &quot;suffix&quot;: &quot;&quot;, &quot;non-dropping-particle&quot;: &quot;&quot;, &quot;parse-names&quot;: false, &quot;dropping-particle&quot;: &quot;&quot;, &quot;given&quot;: &quot;T.&quot;}, {&quot;family&quot;: &quot;Tervaniemi&quot;, &quot;suffix&quot;: &quot;&quot;, &quot;non-dropping-particle&quot;: &quot;&quot;, &quot;parse-names&quot;: false, &quot;dropping-particle&quot;: &quot;&quot;, &quot;given&quot;: &quot;Mari&quot;}, {&quot;family&quot;: &quot;Laitinen&quot;, &quot;suffix&quot;: &quot;&quot;, &quot;non-dropping-particle&quot;: &quot;&quot;, &quot;parse-names&quot;: false, &quot;dropping-particle&quot;: &quot;&quot;, &quot;given&quot;: &quot;Sari&quot;}, {&quot;family&quot;: &quot;Numminen&quot;, &quot;suffix&quot;: &quot;&quot;, &quot;non-dropping-particle&quot;: &quot;&quot;, &quot;parse-names&quot;: false, &quot;dropping-particle&quot;: &quot;&quot;, &quot;given&quot;: &quot;Ava&quot;}, {&quot;family&quot;: &quot;Kurki&quot;, &quot;suffix&quot;: &quot;&quot;, &quot;non-dropping-particle&quot;: &quot;&quot;, &quot;parse-names&quot;: false, &quot;dropping-particle&quot;: &quot;&quot;, &quot;given&quot;: &quot;Merja&quot;}, {&quot;family&quot;: &quot;Johnson&quot;, &quot;suffix&quot;: &quot;&quot;, &quot;non-dropping-particle&quot;: &quot;&quot;, &quot;parse-names&quot;: false, &quot;dropping-particle&quot;: &quot;&quot;, &quot;given&quot;: &quot;Julene K.&quot;}, {&quot;family&quot;: &quot;Rantanen&quot;, &quot;suffix&quot;: &quot;&quot;, &quot;non-dropping-particle&quot;: &quot;&quot;, &quot;parse-names&quot;: false, &quot;dropping-particle&quot;: &quot;&quot;, &quot;given&quot;: &quot;Pekka&quot;}], &quot;issued&quot;: {&quot;date-parts&quot;: [[&quot;2014&quot;, &quot;8&quot;, &quot;1&quot;]]}, &quot;DOI&quot;: &quot;10.1093/geront/gnt100&quot;, &quot;volume&quot;: &quot;54&quot;, &quot;title&quot;: &quot;Cognitive, Emotional, and Social Benefits of Regular Musical Activities in Early Dementia: Randomized Controlled Study&quot;, &quot;page&quot;: &quot;634-650&quot;, &quot;id&quot;: &quot;ITEM-1&quot;, &quot;ISSN&quot;: &quot;0016-9013&quot;, &quot;container-title&quot;: &quot;The Gerontologist&quot;, &quot;abstract&quot;: &quot;Purpose of the Study: During aging, musical activities can help maintain physical and mental health and cognitive abilities, but their rehabilitative use has not been systematically explored in persons with dementia (PWDs). Our aim was to determine the efficacy of a novel music intervention based on coaching the caregivers of PWDs to use either singing or music listening regularly as a part of everyday care.\\n\\nDESIGN AND METHODS: Eighty-nine PWD-caregiver dyads were randomized to a 10-week singing coaching group (n = 30), a 10-week music listening coaching group (n = 29), or a usual care control group (n = 30). The coaching sessions consisted primarily of singing/listening familiar songs coupled occasionally with vocal exercises and rhythmic movements (singing group) and reminiscence and discussions (music listening group). In addition, the intervention included regular musical exercises at home. All PWDs underwent an extensive neuropsychological assessment, which included cognitive tests, as well as mood and quality of life (QOL) scales, before and after the intervention period and 6 months later. In addition, the psychological well-being of family members was repeatedly assessed with questionnaires.\\n\\nRESULTS: Compared with usual care, both singing and music listening improved mood, orientation, and remote episodic memory and to a lesser extent, also attention and executive function and general cognition. Singing also enhanced short-term and working memory and caregiver well-being, whereas music listening had a positive effect on QOL.\\n\\nIMPLICATIONS: Regular musical leisure activities can have long-term cognitive, emotional, and social benefits in mild/moderate dementia and could therefore be utilized in dementia care and rehabilitation.&quot;}, &quot;id&quot;: &quot;ITEM-1&quot;}], &quot;schema&quot;: &quot;https://github.com/citation-style-language/schema/raw/master/csl-citation.json&quot;} RNDFqqcjBlIJ6"/><text:span text:style-name="T30">(Sarkamo et al., 2014)</text:span><text:reference-mark-end text:name="ADDIN CSL_CITATION {&quot;mendeley&quot;: {&quot;plainTextFormattedCitation&quot;: &quot;(Sarkamo et al., 2014)&quot;, &quot;formattedCitation&quot;: &quot;(Sarkamo et al., 2014)&quot;, &quot;previouslyFormattedCitation&quot;: &quot;(Sarkamo et al., 2014)&quot;}, &quot;properties&quot;: {&quot;noteIndex&quot;: 0}, &quot;citationItems&quot;: [{&quot;uris&quot;: [&quot;http://www.mendeley.com/documents/?uuid=2fe0a5e7-d4ec-4fdf-b866-e962a5f7d4b1&quot;], &quot;itemData&quot;: {&quot;ISBN&quot;: &quot;0016-9013&quot;, &quot;PMID&quot;: &quot;24009169&quot;, &quot;issue&quot;: &quot;4&quot;, &quot;type&quot;: &quot;article-journal&quot;, &quot;author&quot;: [{&quot;family&quot;: &quot;Sarkamo&quot;, &quot;suffix&quot;: &quot;&quot;, &quot;non-dropping-particle&quot;: &quot;&quot;, &quot;parse-names&quot;: false, &quot;dropping-particle&quot;: &quot;&quot;, &quot;given&quot;: &quot;T.&quot;}, {&quot;family&quot;: &quot;Tervaniemi&quot;, &quot;suffix&quot;: &quot;&quot;, &quot;non-dropping-particle&quot;: &quot;&quot;, &quot;parse-names&quot;: false, &quot;dropping-particle&quot;: &quot;&quot;, &quot;given&quot;: &quot;Mari&quot;}, {&quot;family&quot;: &quot;Laitinen&quot;, &quot;suffix&quot;: &quot;&quot;, &quot;non-dropping-particle&quot;: &quot;&quot;, &quot;parse-names&quot;: false, &quot;dropping-particle&quot;: &quot;&quot;, &quot;given&quot;: &quot;Sari&quot;}, {&quot;family&quot;: &quot;Numminen&quot;, &quot;suffix&quot;: &quot;&quot;, &quot;non-dropping-particle&quot;: &quot;&quot;, &quot;parse-names&quot;: false, &quot;dropping-particle&quot;: &quot;&quot;, &quot;given&quot;: &quot;Ava&quot;}, {&quot;family&quot;: &quot;Kurki&quot;, &quot;suffix&quot;: &quot;&quot;, &quot;non-dropping-particle&quot;: &quot;&quot;, &quot;parse-names&quot;: false, &quot;dropping-particle&quot;: &quot;&quot;, &quot;given&quot;: &quot;Merja&quot;}, {&quot;family&quot;: &quot;Johnson&quot;, &quot;suffix&quot;: &quot;&quot;, &quot;non-dropping-particle&quot;: &quot;&quot;, &quot;parse-names&quot;: false, &quot;dropping-particle&quot;: &quot;&quot;, &quot;given&quot;: &quot;Julene K.&quot;}, {&quot;family&quot;: &quot;Rantanen&quot;, &quot;suffix&quot;: &quot;&quot;, &quot;non-dropping-particle&quot;: &quot;&quot;, &quot;parse-names&quot;: false, &quot;dropping-particle&quot;: &quot;&quot;, &quot;given&quot;: &quot;Pekka&quot;}], &quot;issued&quot;: {&quot;date-parts&quot;: [[&quot;2014&quot;, &quot;8&quot;, &quot;1&quot;]]}, &quot;DOI&quot;: &quot;10.1093/geront/gnt100&quot;, &quot;volume&quot;: &quot;54&quot;, &quot;title&quot;: &quot;Cognitive, Emotional, and Social Benefits of Regular Musical Activities in Early Dementia: Randomized Controlled Study&quot;, &quot;page&quot;: &quot;634-650&quot;, &quot;id&quot;: &quot;ITEM-1&quot;, &quot;ISSN&quot;: &quot;0016-9013&quot;, &quot;container-title&quot;: &quot;The Gerontologist&quot;, &quot;abstract&quot;: &quot;Purpose of the Study: During aging, musical activities can help maintain physical and mental health and cognitive abilities, but their rehabilitative use has not been systematically explored in persons with dementia (PWDs). Our aim was to determine the efficacy of a novel music intervention based on coaching the caregivers of PWDs to use either singing or music listening regularly as a part of everyday care.\\n\\nDESIGN AND METHODS: Eighty-nine PWD-caregiver dyads were randomized to a 10-week singing coaching group (n = 30), a 10-week music listening coaching group (n = 29), or a usual care control group (n = 30). The coaching sessions consisted primarily of singing/listening familiar songs coupled occasionally with vocal exercises and rhythmic movements (singing group) and reminiscence and discussions (music listening group). In addition, the intervention included regular musical exercises at home. All PWDs underwent an extensive neuropsychological assessment, which included cognitive tests, as well as mood and quality of life (QOL) scales, before and after the intervention period and 6 months later. In addition, the psychological well-being of family members was repeatedly assessed with questionnaires.\\n\\nRESULTS: Compared with usual care, both singing and music listening improved mood, orientation, and remote episodic memory and to a lesser extent, also attention and executive function and general cognition. Singing also enhanced short-term and working memory and caregiver well-being, whereas music listening had a positive effect on QOL.\\n\\nIMPLICATIONS: Regular musical leisure activities can have long-term cognitive, emotional, and social benefits in mild/moderate dementia and could therefore be utilized in dementia care and rehabilitation.&quot;}, &quot;id&quot;: &quot;ITEM-1&quot;}], &quot;schema&quot;: &quot;https://github.com/citation-style-language/schema/raw/master/csl-citation.json&quot;} RNDFqqcjBlIJ6"/>⁠. This is a<text:span text:style-name="T47">n encouraging</text:span> development as listening <text:span text:style-name="T40">is less demanding</text:span> than <text:span text:style-name="T42">learning to play a</text:span> new instrument. <text:span text:style-name="T40">Thus, listening to music constitutes a promising strategy for patients with dementia or Alzheimer’s and could help patients maintain a high level of cognitive functioning.</text:span></text:p>
      <text:p text:style-name="P6"><text:span text:style-name="T40">In the Sarkamo et al. (2014) study, </text:span><text:span text:style-name="T6">participants listened to songs that were highly familiar and biographically </text:span><text:span text:style-name="T11">important</text:span><text:span text:style-name="T6">. The relevance of music familiarity for patients with dementia </text:span><text:span text:style-name="T23">and Alzheimer’s </text:span><text:span text:style-name="T6">can not be overlooked. The profound effects of familiar music </text:span><text:span text:style-name="T23">have</text:span><text:span text:style-name="T6"> been shown </text:span><text:span text:style-name="T16">both </text:span><text:span text:style-name="T6">anecdotally in films such as </text:span><text:span text:style-name="T3">Alive Inside</text:span><text:span text:style-name="T7"> and scientifically by researchers exploring how memory for music is uniquely spared and can trigger seemingly lost memories </text:span><text:span text:style-name="T23">in these patients</text:span><text:span text:style-name="T7"> </text:span><text:reference-mark-start text:name="ADDIN CSL_CITATION {&quot;mendeley&quot;: {&quot;plainTextFormattedCitation&quot;: &quot;(Baird &amp; Samson, 2009; Belfi, Karlan, &amp; Tranel, 2015; Cuddy et al., 2012; El Haj, Fasotti, &amp; Allain, 2012)&quot;, &quot;formattedCitation&quot;: &quot;(Baird &amp; Samson, 2009; Belfi, Karlan, &amp; Tranel, 2015; Cuddy et al., 2012; El Haj, Fasotti, &amp; Allain, 2012)&quot;, &quot;previouslyFormattedCitation&quot;: &quot;(Baird &amp; Samson, 2009; Belfi, Karlan, &amp; Tranel, 2015; Cuddy et al., 2012; El Haj, Fasotti, &amp; Allain, 2012)&quot;}, &quot;properties&quot;: {&quot;noteIndex&quot;: 0}, &quot;citationItems&quot;: [{&quot;uris&quot;: [&quot;http://www.mendeley.com/documents/?uuid=e3daee7a-4419-4343-beab-b675c4efd040&quot;], &quot;itemData&quot;: {&quot;ISBN&quot;: &quot;1573-6660 (Electronic)&quot;, &quot;PMID&quot;: &quot;19214750&quot;, &quot;issue&quot;: &quot;1&quot;, &quot;type&quot;: &quot;article-journal&quot;, &quot;author&quot;: [{&quot;family&quot;: &quot;Baird&quot;, &quot;suffix&quot;: &quot;&quot;, &quot;non-dropping-particle&quot;: &quot;&quot;, &quot;parse-names&quot;: false, &quot;dropping-particle&quot;: &quot;&quot;, &quot;given&quot;: &quot;Amee&quot;}, {&quot;family&quot;: &quot;Samson&quot;, &quot;suffix&quot;: &quot;&quot;, &quot;non-dropping-particle&quot;: &quot;&quot;, &quot;parse-names&quot;: false, &quot;dropping-particle&quot;: &quot;&quot;, &quot;given&quot;: &quot;S\u00e9verine&quot;}], &quot;issued&quot;: {&quot;date-parts&quot;: [[&quot;2009&quot;]]}, &quot;DOI&quot;: &quot;10.1007/s11065-009-9085-2&quot;, &quot;volume&quot;: &quot;19&quot;, &quot;title&quot;: &quot;Memory for music in Alzheimer's disease: Unforgettable?&quot;, &quot;page&quot;: &quot;85-101&quot;, &quot;id&quot;: &quot;ITEM-1&quot;, &quot;ISSN&quot;: &quot;10407308&quot;, &quot;container-title&quot;: &quot;Neuropsychology Review&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id&quot;: &quot;ITEM-1&quot;}, {&quot;uris&quot;: [&quot;http://www.mendeley.com/documents/?uuid=837a21ec-b808-4cdd-8341-1b531241b9a6&quot;], &quot;itemData&quot;: {&quot;ISBN&quot;: &quot;0520057295&quot;, &quot;title&quot;: &quot;Memory for Melodies and Lyrics in Alzheimer's Disease&quot;, &quot;issue&quot;: &quot;5&quot;, &quot;type&quot;: &quot;article-journal&quot;, &quot;issued&quot;: {&quot;date-parts&quot;: [[&quot;2012&quot;, &quot;6&quot;]]}, &quot;ISSN&quot;: &quot;07307829&quot;, &quot;DOI&quot;: &quot;10.1525/mp.2012.29.5.479&quot;, &quot;page&quot;: &quot;479-491&quot;, &quot;id&quot;: &quot;ITEM-2&quot;, &quot;container-title&quot;: &quot;Music Perception: An Interdisciplinary Journal&quot;, &quot;author&quot;: [{&quot;family&quot;: &quot;Cuddy&quot;, &quot;suffix&quot;: &quot;&quot;, &quot;non-dropping-particle&quot;: &quot;&quot;, &quot;parse-names&quot;: false, &quot;dropping-particle&quot;: &quot;&quot;, &quot;given&quot;: &quot;Lola L.&quot;}, {&quot;family&quot;: &quot;Duffin&quot;, &quot;suffix&quot;: &quot;&quot;, &quot;non-dropping-particle&quot;: &quot;&quot;, &quot;parse-names&quot;: false, &quot;dropping-particle&quot;: &quot;&quot;, &quot;given&quot;: &quot;Jacalyn M.&quot;}, {&quot;family&quot;: &quot;Gill&quot;, &quot;suffix&quot;: &quot;&quot;, &quot;non-dropping-particle&quot;: &quot;&quot;, &quot;parse-names&quot;: false, &quot;dropping-particle&quot;: &quot;&quot;, &quot;given&quot;: &quot;Sundeep S.&quot;}, {&quot;family&quot;: &quot;Brown&quot;, &quot;suffix&quot;: &quot;&quot;, &quot;non-dropping-particle&quot;: &quot;&quot;, &quot;parse-names&quot;: false, &quot;dropping-particle&quot;: &quot;&quot;, &quot;given&quot;: &quot;Cassandra L.&quot;}, {&quot;family&quot;: &quot;Sikka&quot;, &quot;suffix&quot;: &quot;&quot;, &quot;non-dropping-particle&quot;: &quot;&quot;, &quot;parse-names&quot;: false, &quot;dropping-particle&quot;: &quot;&quot;, &quot;given&quot;: &quot;Ritu&quot;}, {&quot;family&quot;: &quot;Vanstone&quot;, &quot;suffix&quot;: &quot;&quot;, &quot;non-dropping-particle&quot;: &quot;&quot;, &quot;parse-names&quot;: false, &quot;dropping-particle&quot;: &quot;&quot;, &quot;given&quot;: &quot;Ashley D.&quot;}], &quot;volume&quot;: &quot;29&quot;}, &quot;id&quot;: &quot;ITEM-2&quot;}, {&quot;uris&quot;: [&quot;http://www.mendeley.com/documents/?uuid=9edef9c8-ca2a-4cd4-8c2e-9c5359cdafb0&quot;], &quot;itemData&quot;: {&quot;ISBN&quot;: &quot;1053-8100&quot;, &quot;PMID&quot;: &quot;22265372&quot;, &quot;issue&quot;: &quot;1&quot;, &quot;type&quot;: &quot;article-journal&quot;, &quot;author&quot;: [{&quot;family&quot;: &quot;Haj&quot;, &quot;suffix&quot;: &quot;&quot;, &quot;non-dropping-particle&quot;: &quot;El&quot;, &quot;parse-names&quot;: false, &quot;dropping-particle&quot;: &quot;&quot;, &quot;given&quot;: &quot;Mohamad&quot;}, {&quot;family&quot;: &quot;Fasotti&quot;, &quot;suffix&quot;: &quot;&quot;, &quot;non-dropping-particle&quot;: &quot;&quot;, &quot;parse-names&quot;: false, &quot;dropping-particle&quot;: &quot;&quot;, &quot;given&quot;: &quot;Luciano&quot;}, {&quot;family&quot;: &quot;Allain&quot;, &quot;suffix&quot;: &quot;&quot;, &quot;non-dropping-particle&quot;: &quot;&quot;, &quot;parse-names&quot;: false, &quot;dropping-particle&quot;: &quot;&quot;, &quot;given&quot;: &quot;Philippe&quot;}], &quot;issued&quot;: {&quot;date-parts&quot;: [[&quot;2012&quot;]]}, &quot;DOI&quot;: &quot;10.1016/j.concog.2011.12.005&quot;, &quot;volume&quot;: &quot;21&quot;, &quot;title&quot;: &quot;The involuntary nature of music-evoked autobiographical memories in Alzheimer's disease&quot;, &quot;page&quot;: &quot;238-246&quot;, &quot;id&quot;: &quot;ITEM-3&quot;, &quot;ISSN&quot;: &quot;10538100&quot;, &quot;container-title&quot;: &quot;Consciousness and Cognition&quot;, &quot;publisher&quot;: &quot;Elsevier Inc.&quot;, &quot;abstract&quot;: &quot;The main objective of this paper was to examine the involuntary nature of music-evoked autobiographical memories. For this purpose, young adults, older adults, and patients with a clinical diagnosis of probable Alzheimer's disease (AD) were asked to remember autobiographical events in two conditions: after being exposed to their own chosen music, and in silence. Compared to memories evoked in silence, memories evoked in the \&quot; Music\&quot; condition were found to be more specific, accompanied by more emotional content and impact on mood, and retrieved faster. In addition, these memories engaged less executive processes. Thus, with all these characteristics and the fact that they are activated by a perceptual cue (i.e., music), music-evoked autobiographic memories have all the features to be considered as involuntary memories. Our paper reveals several characteristics of music-evoked autobiographical memories in AD patients and offers a theoretical background for this phenomenon. ?? 2012 Elsevier Inc.&quot;}, &quot;id&quot;: &quot;ITEM-3&quot;}, {&quot;uris&quot;: [&quot;http://www.mendeley.com/documents/?uuid=1fc6f547-52c7-46c7-bc3a-4f7d64734fb3&quot;], &quot;itemData&quot;: {&quot;DOI&quot;: &quot;10.1080/09658211.2015.1061012&quot;, &quot;title&quot;: &quot;Music evokes vivid autobiographical memories&quot;, &quot;page&quot;: &quot;1-11&quot;, &quot;id&quot;: &quot;ITEM-4&quot;, &quot;issue&quot;: &quot;August 2015&quot;, &quot;type&quot;: &quot;article-journal&quot;, &quot;container-title&quot;: &quot;Memory&quot;, &quot;issued&quot;: {&quot;date-parts&quot;: [[&quot;2015&quot;, &quot;8&quot;, &quot;10&quot;]]}, &quot;ISSN&quot;: &quot;0965-8211&quot;, &quot;author&quot;: [{&quot;family&quot;: &quot;Belfi&quot;, &quot;suffix&quot;: &quot;&quot;, &quot;non-dropping-particle&quot;: &quot;&quot;, &quot;parse-names&quot;: false, &quot;dropping-particle&quot;: &quot;&quot;, &quot;given&quot;: &quot;Amy M.&quot;}, {&quot;family&quot;: &quot;Karlan&quot;, &quot;suffix&quot;: &quot;&quot;, &quot;non-dropping-particle&quot;: &quot;&quot;, &quot;parse-names&quot;: false, &quot;dropping-particle&quot;: &quot;&quot;, &quot;given&quot;: &quot;Brett&quot;}, {&quot;family&quot;: &quot;Tranel&quot;, &quot;suffix&quot;: &quot;&quot;, &quot;non-dropping-particle&quot;: &quot;&quot;, &quot;parse-names&quot;: false, &quot;dropping-particle&quot;: &quot;&quot;, &quot;given&quot;: &quot;Daniel&quot;}]}, &quot;id&quot;: &quot;ITEM-4&quot;}], &quot;schema&quot;: &quot;https://github.com/citation-style-language/schema/raw/master/csl-citation.json&quot;} RNDnq0jMdwNfb"/><text:span text:style-name="T32">(Baird &amp; Samson, 2009; Belfi, Karlan, &amp; Tranel, 2015; Cuddy et al., 2012; El Haj, Fasotti, &amp; Allain, 2012)</text:span><text:reference-mark-end text:name="ADDIN CSL_CITATION {&quot;mendeley&quot;: {&quot;plainTextFormattedCitation&quot;: &quot;(Baird &amp; Samson, 2009; Belfi, Karlan, &amp; Tranel, 2015; Cuddy et al., 2012; El Haj, Fasotti, &amp; Allain, 2012)&quot;, &quot;formattedCitation&quot;: &quot;(Baird &amp; Samson, 2009; Belfi, Karlan, &amp; Tranel, 2015; Cuddy et al., 2012; El Haj, Fasotti, &amp; Allain, 2012)&quot;, &quot;previouslyFormattedCitation&quot;: &quot;(Baird &amp; Samson, 2009; Belfi, Karlan, &amp; Tranel, 2015; Cuddy et al., 2012; El Haj, Fasotti, &amp; Allain, 2012)&quot;}, &quot;properties&quot;: {&quot;noteIndex&quot;: 0}, &quot;citationItems&quot;: [{&quot;uris&quot;: [&quot;http://www.mendeley.com/documents/?uuid=e3daee7a-4419-4343-beab-b675c4efd040&quot;], &quot;itemData&quot;: {&quot;ISBN&quot;: &quot;1573-6660 (Electronic)&quot;, &quot;PMID&quot;: &quot;19214750&quot;, &quot;issue&quot;: &quot;1&quot;, &quot;type&quot;: &quot;article-journal&quot;, &quot;author&quot;: [{&quot;family&quot;: &quot;Baird&quot;, &quot;suffix&quot;: &quot;&quot;, &quot;non-dropping-particle&quot;: &quot;&quot;, &quot;parse-names&quot;: false, &quot;dropping-particle&quot;: &quot;&quot;, &quot;given&quot;: &quot;Amee&quot;}, {&quot;family&quot;: &quot;Samson&quot;, &quot;suffix&quot;: &quot;&quot;, &quot;non-dropping-particle&quot;: &quot;&quot;, &quot;parse-names&quot;: false, &quot;dropping-particle&quot;: &quot;&quot;, &quot;given&quot;: &quot;S\u00e9verine&quot;}], &quot;issued&quot;: {&quot;date-parts&quot;: [[&quot;2009&quot;]]}, &quot;DOI&quot;: &quot;10.1007/s11065-009-9085-2&quot;, &quot;volume&quot;: &quot;19&quot;, &quot;title&quot;: &quot;Memory for music in Alzheimer's disease: Unforgettable?&quot;, &quot;page&quot;: &quot;85-101&quot;, &quot;id&quot;: &quot;ITEM-1&quot;, &quot;ISSN&quot;: &quot;10407308&quot;, &quot;container-title&quot;: &quot;Neuropsychology Review&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id&quot;: &quot;ITEM-1&quot;}, {&quot;uris&quot;: [&quot;http://www.mendeley.com/documents/?uuid=837a21ec-b808-4cdd-8341-1b531241b9a6&quot;], &quot;itemData&quot;: {&quot;ISBN&quot;: &quot;0520057295&quot;, &quot;title&quot;: &quot;Memory for Melodies and Lyrics in Alzheimer's Disease&quot;, &quot;issue&quot;: &quot;5&quot;, &quot;type&quot;: &quot;article-journal&quot;, &quot;issued&quot;: {&quot;date-parts&quot;: [[&quot;2012&quot;, &quot;6&quot;]]}, &quot;ISSN&quot;: &quot;07307829&quot;, &quot;DOI&quot;: &quot;10.1525/mp.2012.29.5.479&quot;, &quot;page&quot;: &quot;479-491&quot;, &quot;id&quot;: &quot;ITEM-2&quot;, &quot;container-title&quot;: &quot;Music Perception: An Interdisciplinary Journal&quot;, &quot;author&quot;: [{&quot;family&quot;: &quot;Cuddy&quot;, &quot;suffix&quot;: &quot;&quot;, &quot;non-dropping-particle&quot;: &quot;&quot;, &quot;parse-names&quot;: false, &quot;dropping-particle&quot;: &quot;&quot;, &quot;given&quot;: &quot;Lola L.&quot;}, {&quot;family&quot;: &quot;Duffin&quot;, &quot;suffix&quot;: &quot;&quot;, &quot;non-dropping-particle&quot;: &quot;&quot;, &quot;parse-names&quot;: false, &quot;dropping-particle&quot;: &quot;&quot;, &quot;given&quot;: &quot;Jacalyn M.&quot;}, {&quot;family&quot;: &quot;Gill&quot;, &quot;suffix&quot;: &quot;&quot;, &quot;non-dropping-particle&quot;: &quot;&quot;, &quot;parse-names&quot;: false, &quot;dropping-particle&quot;: &quot;&quot;, &quot;given&quot;: &quot;Sundeep S.&quot;}, {&quot;family&quot;: &quot;Brown&quot;, &quot;suffix&quot;: &quot;&quot;, &quot;non-dropping-particle&quot;: &quot;&quot;, &quot;parse-names&quot;: false, &quot;dropping-particle&quot;: &quot;&quot;, &quot;given&quot;: &quot;Cassandra L.&quot;}, {&quot;family&quot;: &quot;Sikka&quot;, &quot;suffix&quot;: &quot;&quot;, &quot;non-dropping-particle&quot;: &quot;&quot;, &quot;parse-names&quot;: false, &quot;dropping-particle&quot;: &quot;&quot;, &quot;given&quot;: &quot;Ritu&quot;}, {&quot;family&quot;: &quot;Vanstone&quot;, &quot;suffix&quot;: &quot;&quot;, &quot;non-dropping-particle&quot;: &quot;&quot;, &quot;parse-names&quot;: false, &quot;dropping-particle&quot;: &quot;&quot;, &quot;given&quot;: &quot;Ashley D.&quot;}], &quot;volume&quot;: &quot;29&quot;}, &quot;id&quot;: &quot;ITEM-2&quot;}, {&quot;uris&quot;: [&quot;http://www.mendeley.com/documents/?uuid=9edef9c8-ca2a-4cd4-8c2e-9c5359cdafb0&quot;], &quot;itemData&quot;: {&quot;ISBN&quot;: &quot;1053-8100&quot;, &quot;PMID&quot;: &quot;22265372&quot;, &quot;issue&quot;: &quot;1&quot;, &quot;type&quot;: &quot;article-journal&quot;, &quot;author&quot;: [{&quot;family&quot;: &quot;Haj&quot;, &quot;suffix&quot;: &quot;&quot;, &quot;non-dropping-particle&quot;: &quot;El&quot;, &quot;parse-names&quot;: false, &quot;dropping-particle&quot;: &quot;&quot;, &quot;given&quot;: &quot;Mohamad&quot;}, {&quot;family&quot;: &quot;Fasotti&quot;, &quot;suffix&quot;: &quot;&quot;, &quot;non-dropping-particle&quot;: &quot;&quot;, &quot;parse-names&quot;: false, &quot;dropping-particle&quot;: &quot;&quot;, &quot;given&quot;: &quot;Luciano&quot;}, {&quot;family&quot;: &quot;Allain&quot;, &quot;suffix&quot;: &quot;&quot;, &quot;non-dropping-particle&quot;: &quot;&quot;, &quot;parse-names&quot;: false, &quot;dropping-particle&quot;: &quot;&quot;, &quot;given&quot;: &quot;Philippe&quot;}], &quot;issued&quot;: {&quot;date-parts&quot;: [[&quot;2012&quot;]]}, &quot;DOI&quot;: &quot;10.1016/j.concog.2011.12.005&quot;, &quot;volume&quot;: &quot;21&quot;, &quot;title&quot;: &quot;The involuntary nature of music-evoked autobiographical memories in Alzheimer's disease&quot;, &quot;page&quot;: &quot;238-246&quot;, &quot;id&quot;: &quot;ITEM-3&quot;, &quot;ISSN&quot;: &quot;10538100&quot;, &quot;container-title&quot;: &quot;Consciousness and Cognition&quot;, &quot;publisher&quot;: &quot;Elsevier Inc.&quot;, &quot;abstract&quot;: &quot;The main objective of this paper was to examine the involuntary nature of music-evoked autobiographical memories. For this purpose, young adults, older adults, and patients with a clinical diagnosis of probable Alzheimer's disease (AD) were asked to remember autobiographical events in two conditions: after being exposed to their own chosen music, and in silence. Compared to memories evoked in silence, memories evoked in the \&quot; Music\&quot; condition were found to be more specific, accompanied by more emotional content and impact on mood, and retrieved faster. In addition, these memories engaged less executive processes. Thus, with all these characteristics and the fact that they are activated by a perceptual cue (i.e., music), music-evoked autobiographic memories have all the features to be considered as involuntary memories. Our paper reveals several characteristics of music-evoked autobiographical memories in AD patients and offers a theoretical background for this phenomenon. ?? 2012 Elsevier Inc.&quot;}, &quot;id&quot;: &quot;ITEM-3&quot;}, {&quot;uris&quot;: [&quot;http://www.mendeley.com/documents/?uuid=1fc6f547-52c7-46c7-bc3a-4f7d64734fb3&quot;], &quot;itemData&quot;: {&quot;DOI&quot;: &quot;10.1080/09658211.2015.1061012&quot;, &quot;title&quot;: &quot;Music evokes vivid autobiographical memories&quot;, &quot;page&quot;: &quot;1-11&quot;, &quot;id&quot;: &quot;ITEM-4&quot;, &quot;issue&quot;: &quot;August 2015&quot;, &quot;type&quot;: &quot;article-journal&quot;, &quot;container-title&quot;: &quot;Memory&quot;, &quot;issued&quot;: {&quot;date-parts&quot;: [[&quot;2015&quot;, &quot;8&quot;, &quot;10&quot;]]}, &quot;ISSN&quot;: &quot;0965-8211&quot;, &quot;author&quot;: [{&quot;family&quot;: &quot;Belfi&quot;, &quot;suffix&quot;: &quot;&quot;, &quot;non-dropping-particle&quot;: &quot;&quot;, &quot;parse-names&quot;: false, &quot;dropping-particle&quot;: &quot;&quot;, &quot;given&quot;: &quot;Amy M.&quot;}, {&quot;family&quot;: &quot;Karlan&quot;, &quot;suffix&quot;: &quot;&quot;, &quot;non-dropping-particle&quot;: &quot;&quot;, &quot;parse-names&quot;: false, &quot;dropping-particle&quot;: &quot;&quot;, &quot;given&quot;: &quot;Brett&quot;}, {&quot;family&quot;: &quot;Tranel&quot;, &quot;suffix&quot;: &quot;&quot;, &quot;non-dropping-particle&quot;: &quot;&quot;, &quot;parse-names&quot;: false, &quot;dropping-particle&quot;: &quot;&quot;, &quot;given&quot;: &quot;Daniel&quot;}]}, &quot;id&quot;: &quot;ITEM-4&quot;}], &quot;schema&quot;: &quot;https://github.com/citation-style-language/schema/raw/master/csl-citation.json&quot;} RNDnq0jMdwNfb"/><text:span text:style-name="T7">⁠. </text:span></text:p>
      <text:p text:style-name="P5"><text:span text:style-name="T40">H</text:span>owever, the mechanism by which music <text:span text:style-name="T26">alters</text:span> cognition <text:span text:style-name="T41">or triggers memories</text:span>, <text:span text:style-name="T40">the features that determine what types of music might be successful in an intervention, and the demographic factors that determine whether an individual will be a good candidate for a music-based therapy are</text:span> <text:span text:style-name="T26">unknown</text:span>. The proposed project aims to <text:span text:style-name="T26">characterize </text:span>the relationship between music and <text:span text:style-name="T46">cognitive</text:span> functioning and ultimately to <text:span text:style-name="T26">apply this knowledge to </text:span>create better interventions for patients living with dementia and Alzheimer's disease. <text:span text:style-name="T5">We propose to examine how </text:span><text:span text:style-name="T4">music listened to before </text:span><text:span text:style-name="T5">or </text:span><text:span text:style-name="T4">durin</text:span><text:span text:style-name="T5">g test-taking alters cognitive performance, and to assess the critical features of music that may enhance function. </text:span><text:span text:style-name="T6">We </text:span><text:soft-page-break/><text:span text:style-name="T6">will manipulate objective acoustic measures </text:span><text:span text:style-name="T4">(</text:span><text:span text:style-name="T5">spectral flux, </text:span><text:span text:style-name="T4">lyrics, instrumentatio</text:span><text:span text:style-name="T5">n</text:span><text:span text:style-name="T4">) </text:span><text:span text:style-name="T5">and subjective measures (enjoyment, familiarity, etc.) to test their influence on </text:span><text:span text:style-name="T24">cognitive</text:span><text:span text:style-name="T4"> functions.</text:span></text:p>
      <text:p text:style-name="P4">My supervisors, Dr. Jessica A. Grahn and Dr. Adrian M. Owen, work with a series of web-based cognitive test<text:span text:style-name="T29">s</text:span> called <text:span text:style-name="T2">Cambridge Brain Sciences</text:span><text:span text:style-name="T4"> </text:span><text:span text:style-name="T6">(CBS)</text:span><text:span text:style-name="T4">. The tests are scientifically </text:span><text:span text:style-name="T5">validated</text:span><text:span text:style-name="T4"> tools </text:span><text:span text:style-name="T5">that assess</text:span><text:span text:style-name="T4"> cognitive functions, </text:span><text:span text:style-name="T5">in</text:span><text:span text:style-name="T8">cl</text:span><text:span text:style-name="T5">uding</text:span><text:span text:style-name="T4"> memory, reasoning, attention, planning, and problem solving </text:span><text:reference-mark-start text:name="ADDIN CSL_CITATION {&quot;mendeley&quot;: {&quot;manualFormatting&quot;: &quot;(Hampshire &amp; Owen)&quot;, &quot;plainTextFormattedCitation&quot;: &quot;(Hampshire &amp; Owen, n.d.)&quot;, &quot;formattedCitation&quot;: &quot;(Hampshire &amp; Owen, n.d.)&quot;, &quot;previouslyFormattedCitation&quot;: &quot;(Hampshire &amp; Owen, n.d.)&quot;}, &quot;properties&quot;: {&quot;noteIndex&quot;: 0}, &quot;citationItems&quot;: [{&quot;uris&quot;: [&quot;http://www.mendeley.com/documents/?uuid=41870480-7103-4ce1-8c61-9b13e869c4b9&quot;], &quot;itemData&quot;: {&quot;title&quot;: &quot;Cambridge Brain Sciences&quot;, &quot;id&quot;: &quot;ITEM-1&quot;, &quot;URL&quot;: &quot;www.cambridgebrainsciences.com&quot;, &quot;type&quot;: &quot;webpage&quot;, &quot;author&quot;: [{&quot;family&quot;: &quot;Hampshire&quot;, &quot;suffix&quot;: &quot;&quot;, &quot;non-dropping-particle&quot;: &quot;&quot;, &quot;parse-names&quot;: false, &quot;dropping-particle&quot;: &quot;&quot;, &quot;given&quot;: &quot;A&quot;}, {&quot;family&quot;: &quot;Owen&quot;, &quot;suffix&quot;: &quot;&quot;, &quot;non-dropping-particle&quot;: &quot;&quot;, &quot;parse-names&quot;: false, &quot;dropping-particle&quot;: &quot;&quot;, &quot;given&quot;: &quot;Adrian M&quot;}], &quot;issued&quot;: {&quot;date-parts&quot;: [[&quot;0&quot;]]}}, &quot;id&quot;: &quot;ITEM-1&quot;}], &quot;schema&quot;: &quot;https://github.com/citation-style-language/schema/raw/master/csl-citation.json&quot;} RNDPXflQgMFqc"/><text:span text:style-name="T31">(Hampshire &amp; Owen)</text:span><text:reference-mark-end text:name="ADDIN CSL_CITATION {&quot;mendeley&quot;: {&quot;manualFormatting&quot;: &quot;(Hampshire &amp; Owen)&quot;, &quot;plainTextFormattedCitation&quot;: &quot;(Hampshire &amp; Owen, n.d.)&quot;, &quot;formattedCitation&quot;: &quot;(Hampshire &amp; Owen, n.d.)&quot;, &quot;previouslyFormattedCitation&quot;: &quot;(Hampshire &amp; Owen, n.d.)&quot;}, &quot;properties&quot;: {&quot;noteIndex&quot;: 0}, &quot;citationItems&quot;: [{&quot;uris&quot;: [&quot;http://www.mendeley.com/documents/?uuid=41870480-7103-4ce1-8c61-9b13e869c4b9&quot;], &quot;itemData&quot;: {&quot;title&quot;: &quot;Cambridge Brain Sciences&quot;, &quot;id&quot;: &quot;ITEM-1&quot;, &quot;URL&quot;: &quot;www.cambridgebrainsciences.com&quot;, &quot;type&quot;: &quot;webpage&quot;, &quot;author&quot;: [{&quot;family&quot;: &quot;Hampshire&quot;, &quot;suffix&quot;: &quot;&quot;, &quot;non-dropping-particle&quot;: &quot;&quot;, &quot;parse-names&quot;: false, &quot;dropping-particle&quot;: &quot;&quot;, &quot;given&quot;: &quot;A&quot;}, {&quot;family&quot;: &quot;Owen&quot;, &quot;suffix&quot;: &quot;&quot;, &quot;non-dropping-particle&quot;: &quot;&quot;, &quot;parse-names&quot;: false, &quot;dropping-particle&quot;: &quot;&quot;, &quot;given&quot;: &quot;Adrian M&quot;}], &quot;issued&quot;: {&quot;date-parts&quot;: [[&quot;0&quot;]]}}, &quot;id&quot;: &quot;ITEM-1&quot;}], &quot;schema&quot;: &quot;https://github.com/citation-style-language/schema/raw/master/csl-citation.json&quot;} RNDPXflQgMFqc"/><text:span text:style-name="T4">⁠. The tests </text:span><text:span text:style-name="T5">are designed to be</text:span><text:span text:style-name="T4"> </text:span><text:span text:style-name="T15">straightforward</text:span><text:span text:style-name="T5">, and are thus</text:span><text:span text:style-name="T4"> well suited to use </text:span><text:span text:style-name="T5">with older participants. Because they are online, very large numbers of participants can be tested with minimal effor</text:span><text:span text:style-name="T16">t.</text:span><text:span text:style-name="T5"> </text:span><text:span text:style-name="T10">To </text:span><text:span text:style-name="T13">assess individ</text:span><text:span text:style-name="T14">u</text:span><text:span text:style-name="T13">al</text:span><text:span text:style-name="T10"> differences, we will collect demographic information on participants’ musical background, preferences, and habits using the Goldsmiths Musical Sophistication Index </text:span><text:reference-mark-start text:name="ADDIN CSL_CITATION {&quot;mendeley&quot;: {&quot;plainTextFormattedCitation&quot;: &quot;(M\u00fcllensiefen, Gingras, Musil, &amp; Stewart, 2014)&quot;, &quot;formattedCitation&quot;: &quot;(M\u00fcllensiefen, Gingras, Musil, &amp; Stewart, 2014)&quot;, &quot;previouslyFormattedCitation&quot;: &quot;(M\u00fcllensiefen, Gingras, Musil, &amp; Stewart, 2014)&quot;}, &quot;properties&quot;: {&quot;noteIndex&quot;: 0}, &quot;citationItems&quot;: [{&quot;uris&quot;: [&quot;http://www.mendeley.com/documents/?uuid=1b36fcd9-a1a0-49b1-a0d6-67859f89351f&quot;], &quot;itemData&quot;: {&quot;title&quot;: &quot;The Musicality of Non-Musicians: An Index for Assessing Musical Sophistication in the General Population&quot;, &quot;issue&quot;: &quot;2&quot;, &quot;title-short&quot;: &quot;The {Musicality} of {Non}-{Musicians}&quot;, &quot;type&quot;: &quot;article-journal&quot;, &quot;issued&quot;: {&quot;date-parts&quot;: [[&quot;2014&quot;]]}, &quot;author&quot;: [{&quot;family&quot;: &quot;M\u00fcllensiefen&quot;, &quot;suffix&quot;: &quot;&quot;, &quot;non-dropping-particle&quot;: &quot;&quot;, &quot;parse-names&quot;: false, &quot;dropping-particle&quot;: &quot;&quot;, &quot;given&quot;: &quot;Daniel&quot;}, {&quot;family&quot;: &quot;Gingras&quot;, &quot;suffix&quot;: &quot;&quot;, &quot;non-dropping-particle&quot;: &quot;&quot;, &quot;parse-names&quot;: false, &quot;dropping-particle&quot;: &quot;&quot;, &quot;given&quot;: &quot;Bruno&quot;}, {&quot;family&quot;: &quot;Musil&quot;, &quot;suffix&quot;: &quot;&quot;, &quot;non-dropping-particle&quot;: &quot;&quot;, &quot;parse-names&quot;: false, &quot;dropping-particle&quot;: &quot;&quot;, &quot;given&quot;: &quot;Jason&quot;}, {&quot;family&quot;: &quot;Stewart&quot;, &quot;suffix&quot;: &quot;&quot;, &quot;non-dropping-particle&quot;: &quot;&quot;, &quot;parse-names&quot;: false, &quot;dropping-particle&quot;: &quot;&quot;, &quot;given&quot;: &quot;Lauren&quot;}], &quot;DOI&quot;: &quot;10.1371/journal.pone.0089642&quot;, &quot;PMID&quot;: &quot;24586929&quot;, &quot;volume&quot;: &quot;9&quot;, &quot;id&quot;: &quot;ITEM-1&quot;, &quot;ISSN&quot;: &quot;1932-6203&quot;, &quot;container-title&quot;: &quot;PLoS ONE&quot;, &quot;abstract&quot;: &quot;Musical skills and expertise vary greatly in Western societies. Individuals can differ in their repertoire of musical behaviours as well as in the level of skill they display for any single musical behaviour. The types of musical behaviours we refer to here are broad, ranging from performance on an instrument and listening expertise, to the ability to employ music in functional settings or to communicate about music. In this paper, we first describe the concept of `musical sophistication' which can be used to describe the multi-faceted nature of musical expertise. Next, we develop a novel measurement instrument, the Goldsmiths Musical Sophistication Index (Gold-MSI) to assess self-reported musical skills and behaviours on multiple dimensions in the general population using a large Internet sample (n = 147,636). Thirdly, we report results from several lab studies, demonstrating that the Gold-MSI possesses good psychometric properties, and that self-reported musical sophistication is associated with performance on two listening tasks. Finally, we identify occupation, occupational status, age, gender, and wealth as the main socio-demographic factors associated with musical sophistication. Results are discussed in terms of theoretical accounts of implicit and statistical music learning and with regard to social conditions of sophisticated musical engagement.&quot;}, &quot;id&quot;: &quot;ITEM-1&quot;}], &quot;schema&quot;: &quot;https://github.com/citation-style-language/schema/raw/master/csl-citation.json&quot;} RNDsJzX2Xpym3"/><text:span text:style-name="T33">(Müllensiefen, Gingras, Musil, &amp; Stewart, 2014)</text:span><text:reference-mark-end text:name="ADDIN CSL_CITATION {&quot;mendeley&quot;: {&quot;plainTextFormattedCitation&quot;: &quot;(M\u00fcllensiefen, Gingras, Musil, &amp; Stewart, 2014)&quot;, &quot;formattedCitation&quot;: &quot;(M\u00fcllensiefen, Gingras, Musil, &amp; Stewart, 2014)&quot;, &quot;previouslyFormattedCitation&quot;: &quot;(M\u00fcllensiefen, Gingras, Musil, &amp; Stewart, 2014)&quot;}, &quot;properties&quot;: {&quot;noteIndex&quot;: 0}, &quot;citationItems&quot;: [{&quot;uris&quot;: [&quot;http://www.mendeley.com/documents/?uuid=1b36fcd9-a1a0-49b1-a0d6-67859f89351f&quot;], &quot;itemData&quot;: {&quot;title&quot;: &quot;The Musicality of Non-Musicians: An Index for Assessing Musical Sophistication in the General Population&quot;, &quot;issue&quot;: &quot;2&quot;, &quot;title-short&quot;: &quot;The {Musicality} of {Non}-{Musicians}&quot;, &quot;type&quot;: &quot;article-journal&quot;, &quot;issued&quot;: {&quot;date-parts&quot;: [[&quot;2014&quot;]]}, &quot;author&quot;: [{&quot;family&quot;: &quot;M\u00fcllensiefen&quot;, &quot;suffix&quot;: &quot;&quot;, &quot;non-dropping-particle&quot;: &quot;&quot;, &quot;parse-names&quot;: false, &quot;dropping-particle&quot;: &quot;&quot;, &quot;given&quot;: &quot;Daniel&quot;}, {&quot;family&quot;: &quot;Gingras&quot;, &quot;suffix&quot;: &quot;&quot;, &quot;non-dropping-particle&quot;: &quot;&quot;, &quot;parse-names&quot;: false, &quot;dropping-particle&quot;: &quot;&quot;, &quot;given&quot;: &quot;Bruno&quot;}, {&quot;family&quot;: &quot;Musil&quot;, &quot;suffix&quot;: &quot;&quot;, &quot;non-dropping-particle&quot;: &quot;&quot;, &quot;parse-names&quot;: false, &quot;dropping-particle&quot;: &quot;&quot;, &quot;given&quot;: &quot;Jason&quot;}, {&quot;family&quot;: &quot;Stewart&quot;, &quot;suffix&quot;: &quot;&quot;, &quot;non-dropping-particle&quot;: &quot;&quot;, &quot;parse-names&quot;: false, &quot;dropping-particle&quot;: &quot;&quot;, &quot;given&quot;: &quot;Lauren&quot;}], &quot;DOI&quot;: &quot;10.1371/journal.pone.0089642&quot;, &quot;PMID&quot;: &quot;24586929&quot;, &quot;volume&quot;: &quot;9&quot;, &quot;id&quot;: &quot;ITEM-1&quot;, &quot;ISSN&quot;: &quot;1932-6203&quot;, &quot;container-title&quot;: &quot;PLoS ONE&quot;, &quot;abstract&quot;: &quot;Musical skills and expertise vary greatly in Western societies. Individuals can differ in their repertoire of musical behaviours as well as in the level of skill they display for any single musical behaviour. The types of musical behaviours we refer to here are broad, ranging from performance on an instrument and listening expertise, to the ability to employ music in functional settings or to communicate about music. In this paper, we first describe the concept of `musical sophistication' which can be used to describe the multi-faceted nature of musical expertise. Next, we develop a novel measurement instrument, the Goldsmiths Musical Sophistication Index (Gold-MSI) to assess self-reported musical skills and behaviours on multiple dimensions in the general population using a large Internet sample (n = 147,636). Thirdly, we report results from several lab studies, demonstrating that the Gold-MSI possesses good psychometric properties, and that self-reported musical sophistication is associated with performance on two listening tasks. Finally, we identify occupation, occupational status, age, gender, and wealth as the main socio-demographic factors associated with musical sophistication. Results are discussed in terms of theoretical accounts of implicit and statistical music learning and with regard to social conditions of sophisticated musical engagement.&quot;}, &quot;id&quot;: &quot;ITEM-1&quot;}], &quot;schema&quot;: &quot;https://github.com/citation-style-language/schema/raw/master/csl-citation.json&quot;} RNDsJzX2Xpym3"/><text:span text:style-name="T10">⁠. </text:span></text:p>
      <text:p text:style-name="P7"><text:span text:style-name="T7">We will </text:span><text:span text:style-name="T14">also investigate</text:span><text:span text:style-name="T7"> whether familiar music is important for </text:span><text:span text:style-name="T12">enhancing</text:span><text:span text:style-name="T7"> cognitive functioning. Using an existing music database created in our lab we will select music that is highly familiar to participants and then select music of a similar style that is unfamiliar. We will have participants listen to these songs before and during testing to determine whether familiar music has a facilitatory effect on cognitive functioning. </text:span></text:p>
      <text:p text:style-name="P8"><text:span text:style-name="T7">M</text:span><text:span text:style-name="T18">usic </text:span><text:span text:style-name="T12">listening</text:span><text:span text:style-name="T18"> is a non-pharmacological intervention that may have positive </text:span><text:span text:style-name="T20">e</text:span><text:span text:style-name="T18">ffects on cognitive functioning in patients with dementia and Alzheimer’s. </text:span><text:span text:style-name="T17">In the short-term, our study will characterize the relationship between music and cognitive functioning </text:span><text:span text:style-name="T19">in</text:span><text:span text:style-name="T8"> healthy older adults</text:span><text:span text:style-name="T5">.</text:span><text:span text:style-name="T17"> In the long-term, we will compare how this relationship differs in patients </text:span><text:span text:style-name="T22">with dementia and Alzheimer’s </text:span><text:span text:style-name="T17">to </text:span><text:span text:style-name="T18">create more effective therapies that target the specific deficits seen in these patients. </text:span><text:span text:style-name="T19">The </text:span><text:span text:style-name="T20">results from healthy older adults</text:span><text:span text:style-name="T8"> will </text:span><text:span text:style-name="T5">enable us to optimize </text:span><text:span text:style-name="T20">the</text:span><text:span text:style-name="T5"> research approach for adults with dementia </text:span><text:span text:style-name="T20">and Alzheimer’s. </text:span><text:span text:style-name="T22">The resulting</text:span><text:span text:style-name="T21"> targeted music therapies and</text:span><text:span text:style-name="T9"> interventions will improve </text:span><text:span text:style-name="T25">patients’ </text:span><text:span text:style-name="T9">quality of life and help </text:span><text:span text:style-name="T25">them</text:span><text:span text:style-name="T9"> maintain a high level of cognitive functioning.</text:span></text:p>
      <text:p text:style-name="P11"/>
      <text:p text:style-name="P12"/>
      <text:p text:style-name="P13">Bibliography</text:p>
      <text:section text:style-name="Sect1" text:name="ADDIN Mendeley Bibliography CSL_BIBLIOGRAPHY  RNDG18T18AUGc">
        <text:p text:style-name="P14">Baird, A., &amp; Samson, S. (2009). Memory for music in Alzheimer’s disease: Unforgettable? <text:span text:style-name="T1">Neuropsychology Review</text:span>, <text:span text:style-name="T1">19</text:span>(1), 85–101. doi:10.1007/s11065-009-9085-2</text:p>
        <text:p text:style-name="P14">Belfi, A. M., Karlan, B., &amp; Tranel, D. (2015). Music evokes vivid autobiographical memories. <text:span text:style-name="T1">Memory</text:span>, (August 2015), 1–11. doi:10.1080/09658211.2015.1061012</text:p>
        <text:p text:style-name="P14">Bugos, J. A., Perlstein, W. M., McCrae, C. S., Brophy, T. S., &amp; Bedenbaugh, P. H. (2007). Individualized piano instruction enhances executive functioning and working memory in older adults. <text:span text:style-name="T1">Aging &amp; Mental Health</text:span>, <text:span text:style-name="T1">11</text:span>(4), 464–471. doi:10.1080/13607860601086504</text:p>
        <text:p text:style-name="P14">Cuddy, L. L., Duffin, J. M., Gill, S. S., Brown, C. L., Sikka, R., &amp; Vanstone, A. D. (2012). Memory for Melodies and Lyrics in Alzheimer’s Disease. <text:span text:style-name="T1">Music Perception: An Interdisciplinary Journal</text:span>, <text:span text:style-name="T1">29</text:span>(5), 479–491. doi:10.1525/mp.2012.29.5.479</text:p>
        <text:p text:style-name="P14">El Haj, M., Fasotti, L., &amp; Allain, P. (2012). The involuntary nature of music-evoked autobiographical memories in Alzheimer’s disease. <text:span text:style-name="T1">Consciousness and Cognition</text:span>, <text:span text:style-name="T1">21</text:span>(1), 238–246. doi:10.1016/j.concog.2011.12.005</text:p>
        <text:p text:style-name="P14">Elbert, T., Pantev, C., Wienbruch, C., Rockstroh, B., &amp; Taub, E. (1995). Increased Cortical Representation of the Fingers of the Left Hand in String Players. <text:span text:style-name="T1">Science</text:span>, <text:span text:style-name="T1">270</text:span>(5234), 305–307. doi:10.1126/science.270.5234.305</text:p>
        <text:p text:style-name="P14">Gaser, C., &amp; Schlaug, G. (2001). Brain structures differ between musicians and non-musician. <text:span text:style-name="T1">NeuroImage</text:span>, <text:span text:style-name="T1">13</text:span>(6), 1168. doi:10.1016/S1053-8119(01)92488-7</text:p>
        <text:p text:style-name="P14">George, E. M., &amp; Coch, D. (2011). Music training and working memory: An ERP study. <text:span text:style-name="T1">Neuropsychologia</text:span>, <text:span text:style-name="T1">49</text:span>(5), 1083–1094. doi:10.1016/j.neuropsychologia.2011.02.001</text:p>
        <text:p text:style-name="P14">Hampshire, A., &amp; Owen, A. M. Cambridge Brain Sciences. Retrieved from www.cambridgebrainsciences.com</text:p>
        <text:p text:style-name="P14">Janata, P., Tillmann, B., &amp; Bharucha, J. J. (2002). Listening to polyphonic music recruits domain-general attention and working memory circuits. <text:span text:style-name="T1">Cognitive, Affective &amp; Behavioral Neuroscience</text:span>, <text:span text:style-name="T1">2</text:span>(2), 121–140. doi:10.3758/CABN.2.2.121</text:p>
        <text:p text:style-name="P14">Müllensiefen, D., Gingras, B., Musil, J., &amp; Stewart, L. (2014). The Musicality of Non-Musicians: An Index for Assessing Musical Sophistication in the General Population. <text:span text:style-name="T1">PLoS ONE</text:span>, <text:span text:style-name="T1">9</text:span>(2). doi:10.1371/journal.pone.0089642</text:p>
        <text:p text:style-name="P14">Sarkamo, T., Tervaniemi, M., Laitinen, S., Numminen, A., Kurki, M., Johnson, J. K., &amp; Rantanen, P. (2014). Cognitive, Emotional, and Social Benefits of Regular Musical Activities in Early Dementia: Randomized Controlled Study. <text:span text:style-name="T1">The Gerontologist</text:span>, <text:span text:style-name="T1">54</text:span>(4), 634–650. doi:10.1093/geront/gnt100</text:p>
        <text:p text:style-name="P14">Schlaug, G. (1995). Increased corpus callosum size in musicians. <text:span text:style-name="T1">Neuropsychologia</text:span>, <text:span text:style-name="T1">33</text:span>(8), 1047–1055. doi:10.1016/0028-3932(95)00045-5</text:p>
        <text:p text:style-name="P14"><text:soft-page-break/>Schlaug, G., Jancke, L., Huang, Y., &amp; Steinmetz, H. (1995). In vivo evidence of structural brain asymmetry in musicians. <text:span text:style-name="T1">Science</text:span>, <text:span text:style-name="T1">267</text:span>, 699–701. doi:10.1126/science.7839149</text:p>
        <text:p text:style-name="P14">Schmithorst, V. J., &amp; Wilke, M. (2002). Differences in white matter architecture between musicians and non-musicians: a diffusion tensor imaging study. <text:span text:style-name="T1">Neuroscience Letters</text:span>, <text:span text:style-name="T1">321</text:span>(1-2), 57–60. doi:10.1016/S0304-3940(02)00054-X</text:p>
        <text:p text:style-name="P15">Seinfeld, S., Figueroa, H., Ortiz-Gil, J., &amp; Sanchez-Vives, M. V. (2013). Effects of music learning and piano practice on cognitive function, mood and quality of life in older adults. <text:span text:style-name="T1">Frontiers in Psychology</text:span>, <text:span text:style-name="T1">4</text:span>, 1–13. doi:10.3389/fpsyg.2013.008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3:55:57.954754000</meta:creation-date>
    <meta:generator>LibreOffice/5.1.4.2$MacOSX_X86_64 LibreOffice_project/f99d75f39f1c57ebdd7ffc5f42867c12031db97a</meta:generator>
    <dc:date>2016-07-04T07:51:56.354693000</dc:date>
    <meta:editing-duration>P2DT10M38S</meta:editing-duration>
    <meta:editing-cycles>54</meta:editing-cycles>
    <meta:document-statistic meta:table-count="0" meta:image-count="0" meta:object-count="0" meta:page-count="4" meta:paragraph-count="28" meta:word-count="1368" meta:character-count="9734" meta:non-whitespace-character-count="8404"/>
    <meta:user-defined meta:name="Mendeley Citation Style_1">http://www.zotero.org/styles/apa</meta:user-defined>
    <meta:user-defined meta:name="Mendeley Document_1">True</meta:user-defined>
    <meta:user-defined meta:name="Mendeley User Name_1">avitalsternin@gmail.com@www.mendeley.com</meta:user-defined>
  </office:meta>
</office:document-meta>
</file>